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409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9508in" svg:y="37.8189in">
            <draw:object draw:notify-on-update-of-ranges="Sheet1.A218:Sheet1.A219 Sheet1.A220:Sheet1.A229 Sheet1.B218:Sheet1.B219 Sheet1.B220:Sheet1.B229 Sheet1.C218:Sheet1.C219 Sheet1.C220:Sheet1.C2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2" table:default-cell-style-name="ce1"/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o validation 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samples </text:p>
          </table:table-cell>
          <table:table-cell table:style-name="Default" office:value-type="string" calcext:value-type="string">
            <text:p>average 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std.dev</text:p>
          </table:table-cell>
          <table:table-cell table:style-name="Default" office:value-type="string" calcext:value-type="string">
            <text:p>Error %</text:p>
          </table:table-cell>
          <table:table-cell table:style-name="Default" office:value-type="string" calcext:value-type="string">
            <text:p>throughput </text:p>
          </table:table-cell>
          <table:table-cell table:style-name="Default" office:value-type="string" calcext:value-type="string">
            <text:p>kb/sec</text:p>
          </table:table-cell>
          <table:table-cell table:style-name="Default" office:value-type="string" calcext:value-type="string">
            <text:p>avg.Bytes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1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5.2075091977615" calcext:value-type="float">
            <text:p>15.2075091978</text:p>
          </table:table-cell>
          <table:table-cell office:value-type="float" office:value="0" calcext:value-type="float">
            <text:p>0</text:p>
          </table:table-cell>
          <table:table-cell office:value-type="float" office:value="24.9351685617395" calcext:value-type="float">
            <text:p>24.9351685617</text:p>
          </table:table-cell>
          <table:table-cell office:value-type="float" office:value="4.62664260422901" calcext:value-type="float">
            <text:p>4.626642604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4.826671608962" calcext:value-type="float">
            <text:p>14.826671609</text:p>
          </table:table-cell>
          <table:table-cell office:value-type="float" office:value="0" calcext:value-type="float">
            <text:p>0</text:p>
          </table:table-cell>
          <table:table-cell office:value-type="float" office:value="24.9638024863947" calcext:value-type="float">
            <text:p>24.9638024864</text:p>
          </table:table-cell>
          <table:table-cell office:value-type="float" office:value="4.63195553946777" calcext:value-type="float">
            <text:p>4.631955539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14.6351904326524" calcext:value-type="float">
            <text:p>14.6351904327</text:p>
          </table:table-cell>
          <table:table-cell office:value-type="float" office:value="0" calcext:value-type="float">
            <text:p>0</text:p>
          </table:table-cell>
          <table:table-cell office:value-type="float" office:value="24.955080854462" calcext:value-type="float">
            <text:p>24.9550808545</text:p>
          </table:table-cell>
          <table:table-cell office:value-type="float" office:value="4.63033726791775" calcext:value-type="float">
            <text:p>4.630337267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4.123676008745" calcext:value-type="float">
            <text:p>14.1236760087</text:p>
          </table:table-cell>
          <table:table-cell office:value-type="float" office:value="0" calcext:value-type="float">
            <text:p>0</text:p>
          </table:table-cell>
          <table:table-cell office:value-type="float" office:value="24.9544581139421" calcext:value-type="float">
            <text:p>24.9544581139</text:p>
          </table:table-cell>
          <table:table-cell office:value-type="float" office:value="4.63022172036034" calcext:value-type="float">
            <text:p>4.630221720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4.6580570335908" calcext:value-type="float">
            <text:p>14.6580570336</text:p>
          </table:table-cell>
          <table:table-cell office:value-type="float" office:value="0" calcext:value-type="float">
            <text:p>0</text:p>
          </table:table-cell>
          <table:table-cell office:value-type="float" office:value="24.9563264287497" calcext:value-type="float">
            <text:p>24.9563264287</text:p>
          </table:table-cell>
          <table:table-cell office:value-type="float" office:value="4.63056838033442" calcext:value-type="float">
            <text:p>4.630568380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3.9945086015908" calcext:value-type="float">
            <text:p>13.9945086016</text:p>
          </table:table-cell>
          <table:table-cell office:value-type="float" office:value="0" calcext:value-type="float">
            <text:p>0</text:p>
          </table:table-cell>
          <table:table-cell office:value-type="float" office:value="24.9638024863947" calcext:value-type="float">
            <text:p>24.9638024864</text:p>
          </table:table-cell>
          <table:table-cell office:value-type="float" office:value="4.63195553946777" calcext:value-type="float">
            <text:p>4.631955539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4.5867439735535" calcext:value-type="float">
            <text:p>14.5867439736</text:p>
          </table:table-cell>
          <table:table-cell office:value-type="float" office:value="0" calcext:value-type="float">
            <text:p>0</text:p>
          </table:table-cell>
          <table:table-cell office:value-type="float" office:value="149.135016901969" calcext:value-type="float">
            <text:p>149.135016902</text:p>
          </table:table-cell>
          <table:table-cell office:value-type="float" office:value="27.6715363392325" calcext:value-type="float">
            <text:p>27.671536339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2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float" office:value="23.3596282290622" calcext:value-type="float">
            <text:p>23.3596282291</text:p>
          </table:table-cell>
          <table:table-cell office:value-type="float" office:value="0" calcext:value-type="float">
            <text:p>0</text:p>
          </table:table-cell>
          <table:table-cell office:value-type="float" office:value="26.0179523871471" calcext:value-type="float">
            <text:p>26.0179523871</text:p>
          </table:table-cell>
          <table:table-cell office:value-type="float" office:value="4.82754975933394" calcext:value-type="float">
            <text:p>4.827549759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3.362629555553" calcext:value-type="float">
            <text:p>23.3626295556</text:p>
          </table:table-cell>
          <table:table-cell office:value-type="float" office:value="0" calcext:value-type="float">
            <text:p>0</text:p>
          </table:table-cell>
          <table:table-cell office:value-type="float" office:value="26.0101699764608" calcext:value-type="float">
            <text:p>26.0101699765</text:p>
          </table:table-cell>
          <table:table-cell office:value-type="float" office:value="4.82610575735112" calcext:value-type="float">
            <text:p>4.826105757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23.0857037796122" calcext:value-type="float">
            <text:p>23.0857037796</text:p>
          </table:table-cell>
          <table:table-cell office:value-type="float" office:value="0" calcext:value-type="float">
            <text:p>0</text:p>
          </table:table-cell>
          <table:table-cell office:value-type="float" office:value="26.0034064462445" calcext:value-type="float">
            <text:p>26.0034064462</text:p>
          </table:table-cell>
          <table:table-cell office:value-type="float" office:value="4.82485080545552" calcext:value-type="float">
            <text:p>4.824850805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23.9133005616122" calcext:value-type="float">
            <text:p>23.9133005616</text:p>
          </table:table-cell>
          <table:table-cell office:value-type="float" office:value="0" calcext:value-type="float">
            <text:p>0</text:p>
          </table:table-cell>
          <table:table-cell office:value-type="float" office:value="26.0020541622788" calcext:value-type="float">
            <text:p>26.0020541623</text:p>
          </table:table-cell>
          <table:table-cell office:value-type="float" office:value="4.82459989339158" calcext:value-type="float">
            <text:p>4.824599893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23.6602282322044" calcext:value-type="float">
            <text:p>23.6602282322</text:p>
          </table:table-cell>
          <table:table-cell office:value-type="float" office:value="0" calcext:value-type="float">
            <text:p>0</text:p>
          </table:table-cell>
          <table:table-cell office:value-type="float" office:value="26.0007020189545" calcext:value-type="float">
            <text:p>26.000702019</text:p>
          </table:table-cell>
          <table:table-cell office:value-type="float" office:value="4.8243490074232" calcext:value-type="float">
            <text:p>4.824349007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float" office:value="23.6943427372443" calcext:value-type="float">
            <text:p>23.6943427372</text:p>
          </table:table-cell>
          <table:table-cell office:value-type="float" office:value="0" calcext:value-type="float">
            <text:p>0</text:p>
          </table:table-cell>
          <table:table-cell office:value-type="float" office:value="25.999688003744" calcext:value-type="float">
            <text:p>25.9996880037</text:p>
          </table:table-cell>
          <table:table-cell office:value-type="float" office:value="4.82416086006968" calcext:value-type="float">
            <text:p>4.824160860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2000" calcext:value-type="float">
            <text:p>12000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23.5159325090636" calcext:value-type="float">
            <text:p>23.5159325091</text:p>
          </table:table-cell>
          <table:table-cell office:value-type="float" office:value="0" calcext:value-type="float">
            <text:p>0</text:p>
          </table:table-cell>
          <table:table-cell office:value-type="float" office:value="155.882620386849" calcext:value-type="float">
            <text:p>155.8826203868</text:p>
          </table:table-cell>
          <table:table-cell office:value-type="float" office:value="28.9235330795911" calcext:value-type="float">
            <text:p>28.923533079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3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float" office:value="291" calcext:value-type="float">
            <text:p>291</text:p>
          </table:table-cell>
          <table:table-cell office:value-type="float" office:value="28.3228451940988" calcext:value-type="float">
            <text:p>28.3228451941</text:p>
          </table:table-cell>
          <table:table-cell office:value-type="float" office:value="0" calcext:value-type="float">
            <text:p>0</text:p>
          </table:table-cell>
          <table:table-cell office:value-type="float" office:value="26.9290151161538" calcext:value-type="float">
            <text:p>26.9290151162</text:p>
          </table:table-cell>
          <table:table-cell office:value-type="float" office:value="4.9965946016301" calcext:value-type="float">
            <text:p>4.996594601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28.1968067853239" calcext:value-type="float">
            <text:p>28.1968067853</text:p>
          </table:table-cell>
          <table:table-cell office:value-type="float" office:value="0" calcext:value-type="float">
            <text:p>0</text:p>
          </table:table-cell>
          <table:table-cell office:value-type="float" office:value="26.9140365672043" calcext:value-type="float">
            <text:p>26.9140365672</text:p>
          </table:table-cell>
          <table:table-cell office:value-type="float" office:value="4.9938153786805" calcext:value-type="float">
            <text:p>4.993815378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306" calcext:value-type="float">
            <text:p>306</text:p>
          </table:table-cell>
          <table:table-cell office:value-type="float" office:value="27.978463382077" calcext:value-type="float">
            <text:p>27.9784633821</text:p>
          </table:table-cell>
          <table:table-cell office:value-type="float" office:value="0" calcext:value-type="float">
            <text:p>0</text:p>
          </table:table-cell>
          <table:table-cell office:value-type="float" office:value="26.9087256027555" calcext:value-type="float">
            <text:p>26.9087256028</text:p>
          </table:table-cell>
          <table:table-cell office:value-type="float" office:value="4.99282994582377" calcext:value-type="float">
            <text:p>4.992829945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float" office:value="27.8606784315577" calcext:value-type="float">
            <text:p>27.8606784316</text:p>
          </table:table-cell>
          <table:table-cell office:value-type="float" office:value="0" calcext:value-type="float">
            <text:p>0</text:p>
          </table:table-cell>
          <table:table-cell office:value-type="float" office:value="26.9022104649599" calcext:value-type="float">
            <text:p>26.902210465</text:p>
          </table:table-cell>
          <table:table-cell office:value-type="float" office:value="4.9916210823656" calcext:value-type="float">
            <text:p>4.99162108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office:value-type="float" office:value="27.9087094152026" calcext:value-type="float">
            <text:p>27.9087094152</text:p>
          </table:table-cell>
          <table:table-cell office:value-type="float" office:value="0" calcext:value-type="float">
            <text:p>0</text:p>
          </table:table-cell>
          <table:table-cell office:value-type="float" office:value="26.9036580006995" calcext:value-type="float">
            <text:p>26.9036580007</text:p>
          </table:table-cell>
          <table:table-cell office:value-type="float" office:value="4.99188966809854" calcext:value-type="float">
            <text:p>4.991889668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office:value-type="float" office:value="28.2788671606358" calcext:value-type="float">
            <text:p>28.2788671606</text:p>
          </table:table-cell>
          <table:table-cell office:value-type="float" office:value="0" calcext:value-type="float">
            <text:p>0</text:p>
          </table:table-cell>
          <table:table-cell office:value-type="float" office:value="26.9036580006995" calcext:value-type="float">
            <text:p>26.9036580007</text:p>
          </table:table-cell>
          <table:table-cell office:value-type="float" office:value="4.99188966809854" calcext:value-type="float">
            <text:p>4.991889668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8000" calcext:value-type="float">
            <text:p>18000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28.0954028496469" calcext:value-type="float">
            <text:p>28.0954028496</text:p>
          </table:table-cell>
          <table:table-cell office:value-type="float" office:value="0" calcext:value-type="float">
            <text:p>0</text:p>
          </table:table-cell>
          <table:table-cell office:value-type="float" office:value="161.310558672235" calcext:value-type="float">
            <text:p>161.3105586722</text:p>
          </table:table-cell>
          <table:table-cell office:value-type="float" office:value="29.9306700661373" calcext:value-type="float">
            <text:p>29.930670066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4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float" office:value="403" calcext:value-type="float">
            <text:p>403</text:p>
          </table:table-cell>
          <table:table-cell office:value-type="float" office:value="35.5677205307002" calcext:value-type="float">
            <text:p>35.5677205307</text:p>
          </table:table-cell>
          <table:table-cell office:value-type="float" office:value="0" calcext:value-type="float">
            <text:p>0</text:p>
          </table:table-cell>
          <table:table-cell office:value-type="float" office:value="27.7404052873212" calcext:value-type="float">
            <text:p>27.7404052873</text:p>
          </table:table-cell>
          <table:table-cell office:value-type="float" office:value="5.14714551229593" calcext:value-type="float">
            <text:p>5.147145512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float" office:value="406" calcext:value-type="float">
            <text:p>406</text:p>
          </table:table-cell>
          <table:table-cell office:value-type="float" office:value="35.3919981033848" calcext:value-type="float">
            <text:p>35.3919981034</text:p>
          </table:table-cell>
          <table:table-cell office:value-type="float" office:value="0" calcext:value-type="float">
            <text:p>0</text:p>
          </table:table-cell>
          <table:table-cell office:value-type="float" office:value="27.7294438166806" calcext:value-type="float">
            <text:p>27.7294438167</text:p>
          </table:table-cell>
          <table:table-cell office:value-type="float" office:value="5.14511164567317" calcext:value-type="float">
            <text:p>5.14511164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9" calcext:value-type="float">
            <text:p>229</text:p>
          </table:table-cell>
          <table:table-cell office:value-type="float" office:value="15" calcext:value-type="float">
            <text:p>15</text:p>
          </table:table-cell>
          <table:table-cell office:value-type="float" office:value="394" calcext:value-type="float">
            <text:p>394</text:p>
          </table:table-cell>
          <table:table-cell office:value-type="float" office:value="34.9148232766185" calcext:value-type="float">
            <text:p>34.9148232766</text:p>
          </table:table-cell>
          <table:table-cell office:value-type="float" office:value="0" calcext:value-type="float">
            <text:p>0</text:p>
          </table:table-cell>
          <table:table-cell office:value-type="float" office:value="27.7290593609838" calcext:value-type="float">
            <text:p>27.729059361</text:p>
          </table:table-cell>
          <table:table-cell office:value-type="float" office:value="5.14504031112005" calcext:value-type="float">
            <text:p>5.14504031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office:value-type="float" office:value="392" calcext:value-type="float">
            <text:p>392</text:p>
          </table:table-cell>
          <table:table-cell office:value-type="float" office:value="34.6398360850626" calcext:value-type="float">
            <text:p>34.6398360851</text:p>
          </table:table-cell>
          <table:table-cell office:value-type="float" office:value="0" calcext:value-type="float">
            <text:p>0</text:p>
          </table:table-cell>
          <table:table-cell office:value-type="float" office:value="27.7280982683803" calcext:value-type="float">
            <text:p>27.7280982684</text:p>
          </table:table-cell>
          <table:table-cell office:value-type="float" office:value="5.14486198339087" calcext:value-type="float">
            <text:p>5.144861983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float" office:value="34.5955571126915" calcext:value-type="float">
            <text:p>34.5955571127</text:p>
          </table:table-cell>
          <table:table-cell office:value-type="float" office:value="0" calcext:value-type="float">
            <text:p>0</text:p>
          </table:table-cell>
          <table:table-cell office:value-type="float" office:value="27.7307894955769" calcext:value-type="float">
            <text:p>27.7307894956</text:p>
          </table:table-cell>
          <table:table-cell office:value-type="float" office:value="5.14536133218713" calcext:value-type="float">
            <text:p>5.145361332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35.3994888725459" calcext:value-type="float">
            <text:p>35.3994888725</text:p>
          </table:table-cell>
          <table:table-cell office:value-type="float" office:value="0" calcext:value-type="float">
            <text:p>0</text:p>
          </table:table-cell>
          <table:table-cell office:value-type="float" office:value="27.7340581167188" calcext:value-type="float">
            <text:p>27.7340581167</text:p>
          </table:table-cell>
          <table:table-cell office:value-type="float" office:value="5.14596781462556" calcext:value-type="float">
            <text:p>5.145967814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000" calcext:value-type="float">
            <text:p>2400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406" calcext:value-type="float">
            <text:p>406</text:p>
          </table:table-cell>
          <table:table-cell office:value-type="float" office:value="35.0901167531296" calcext:value-type="float">
            <text:p>35.0901167531</text:p>
          </table:table-cell>
          <table:table-cell office:value-type="float" office:value="0" calcext:value-type="float">
            <text:p>0</text:p>
          </table:table-cell>
          <table:table-cell office:value-type="float" office:value="166.26601176332" calcext:value-type="float">
            <text:p>166.2660117633</text:p>
          </table:table-cell>
          <table:table-cell office:value-type="float" office:value="30.8501389013973" calcext:value-type="float">
            <text:p>30.850138901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5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533" calcext:value-type="float">
            <text:p>533</text:p>
          </table:table-cell>
          <table:table-cell office:value-type="float" office:value="39.076520983322" calcext:value-type="float">
            <text:p>39.0765209833</text:p>
          </table:table-cell>
          <table:table-cell office:value-type="float" office:value="0" calcext:value-type="float">
            <text:p>0</text:p>
          </table:table-cell>
          <table:table-cell office:value-type="float" office:value="28.330377530611" calcext:value-type="float">
            <text:p>28.3303775306</text:p>
          </table:table-cell>
          <table:table-cell office:value-type="float" office:value="5.25661301837508" calcext:value-type="float">
            <text:p>5.256613018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38.2498255138505" calcext:value-type="float">
            <text:p>38.2498255139</text:p>
          </table:table-cell>
          <table:table-cell office:value-type="float" office:value="0" calcext:value-type="float">
            <text:p>0</text:p>
          </table:table-cell>
          <table:table-cell office:value-type="float" office:value="28.2885431400283" calcext:value-type="float">
            <text:p>28.28854314</text:p>
          </table:table-cell>
          <table:table-cell office:value-type="float" office:value="5.24885077793494" calcext:value-type="float">
            <text:p>5.248850777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office:value-type="float" office:value="535" calcext:value-type="float">
            <text:p>535</text:p>
          </table:table-cell>
          <table:table-cell office:value-type="float" office:value="38.2585854647034" calcext:value-type="float">
            <text:p>38.2585854647</text:p>
          </table:table-cell>
          <table:table-cell office:value-type="float" office:value="0" calcext:value-type="float">
            <text:p>0</text:p>
          </table:table-cell>
          <table:table-cell office:value-type="float" office:value="28.2674325256386" calcext:value-type="float">
            <text:p>28.2674325256</text:p>
          </table:table-cell>
          <table:table-cell office:value-type="float" office:value="5.24493376940559" calcext:value-type="float">
            <text:p>5.244933769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5" calcext:value-type="float">
            <text:p>285</text:p>
          </table:table-cell>
          <table:table-cell office:value-type="float" office:value="17" calcext:value-type="float">
            <text:p>17</text:p>
          </table:table-cell>
          <table:table-cell office:value-type="float" office:value="534" calcext:value-type="float">
            <text:p>534</text:p>
          </table:table-cell>
          <table:table-cell office:value-type="float" office:value="37.5960648148181" calcext:value-type="float">
            <text:p>37.5960648148</text:p>
          </table:table-cell>
          <table:table-cell office:value-type="float" office:value="0" calcext:value-type="float">
            <text:p>0</text:p>
          </table:table-cell>
          <table:table-cell office:value-type="float" office:value="28.2565696524442" calcext:value-type="float">
            <text:p>28.2565696524</text:p>
          </table:table-cell>
          <table:table-cell office:value-type="float" office:value="5.24291819723086" calcext:value-type="float">
            <text:p>5.242918197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514" calcext:value-type="float">
            <text:p>514</text:p>
          </table:table-cell>
          <table:table-cell office:value-type="float" office:value="37.4402571273221" calcext:value-type="float">
            <text:p>37.4402571273</text:p>
          </table:table-cell>
          <table:table-cell office:value-type="float" office:value="0" calcext:value-type="float">
            <text:p>0</text:p>
          </table:table-cell>
          <table:table-cell office:value-type="float" office:value="28.2565696524442" calcext:value-type="float">
            <text:p>28.2565696524</text:p>
          </table:table-cell>
          <table:table-cell office:value-type="float" office:value="5.24291819723086" calcext:value-type="float">
            <text:p>5.242918197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float" office:value="534" calcext:value-type="float">
            <text:p>534</text:p>
          </table:table-cell>
          <table:table-cell office:value-type="float" office:value="39.4721235729723" calcext:value-type="float">
            <text:p>39.472123573</text:p>
          </table:table-cell>
          <table:table-cell office:value-type="float" office:value="0" calcext:value-type="float">
            <text:p>0</text:p>
          </table:table-cell>
          <table:table-cell office:value-type="float" office:value="28.255771241276" calcext:value-type="float">
            <text:p>28.2557712413</text:p>
          </table:table-cell>
          <table:table-cell office:value-type="float" office:value="5.24277005453364" calcext:value-type="float">
            <text:p>5.242770054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0000" calcext:value-type="float">
            <text:p>30000</text:p>
          </table:table-cell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535" calcext:value-type="float">
            <text:p>535</text:p>
          </table:table-cell>
          <table:table-cell office:value-type="float" office:value="38.3569648335648" calcext:value-type="float">
            <text:p>38.3569648336</text:p>
          </table:table-cell>
          <table:table-cell office:value-type="float" office:value="0" calcext:value-type="float">
            <text:p>0</text:p>
          </table:table-cell>
          <table:table-cell office:value-type="float" office:value="169.445574081605" calcext:value-type="float">
            <text:p>169.4455740816</text:p>
          </table:table-cell>
          <table:table-cell office:value-type="float" office:value="31.4400967534228" calcext:value-type="float">
            <text:p>31.440096753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6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7" calcext:value-type="float">
            <text:p>337</text:p>
          </table:table-cell>
          <table:table-cell office:value-type="float" office:value="9" calcext:value-type="float">
            <text:p>9</text:p>
          </table:table-cell>
          <table:table-cell office:value-type="float" office:value="1325" calcext:value-type="float">
            <text:p>1325</text:p>
          </table:table-cell>
          <table:table-cell office:value-type="float" office:value="47.4010107205883" calcext:value-type="float">
            <text:p>47.4010107206</text:p>
          </table:table-cell>
          <table:table-cell office:value-type="float" office:value="0" calcext:value-type="float">
            <text:p>0</text:p>
          </table:table-cell>
          <table:table-cell office:value-type="float" office:value="28.7535342885896" calcext:value-type="float">
            <text:p>28.7535342886</text:p>
          </table:table-cell>
          <table:table-cell office:value-type="float" office:value="5.33512843245316" calcext:value-type="float">
            <text:p>5.335128432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9" calcext:value-type="float">
            <text:p>339</text:p>
          </table:table-cell>
          <table:table-cell office:value-type="float" office:value="17" calcext:value-type="float">
            <text:p>17</text:p>
          </table:table-cell>
          <table:table-cell office:value-type="float" office:value="1328" calcext:value-type="float">
            <text:p>1328</text:p>
          </table:table-cell>
          <table:table-cell office:value-type="float" office:value="43.3564152833492" calcext:value-type="float">
            <text:p>43.3564152833</text:p>
          </table:table-cell>
          <table:table-cell office:value-type="float" office:value="0" calcext:value-type="float">
            <text:p>0</text:p>
          </table:table-cell>
          <table:table-cell office:value-type="float" office:value="28.7304034706327" calcext:value-type="float">
            <text:p>28.7304034706</text:p>
          </table:table-cell>
          <table:table-cell office:value-type="float" office:value="5.33083658146506" calcext:value-type="float">
            <text:p>5.330836581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1337" calcext:value-type="float">
            <text:p>1337</text:p>
          </table:table-cell>
          <table:table-cell office:value-type="float" office:value="43.2793544006069" calcext:value-type="float">
            <text:p>43.2793544006</text:p>
          </table:table-cell>
          <table:table-cell office:value-type="float" office:value="0" calcext:value-type="float">
            <text:p>0</text:p>
          </table:table-cell>
          <table:table-cell office:value-type="float" office:value="28.7220139876208" calcext:value-type="float">
            <text:p>28.7220139876</text:p>
          </table:table-cell>
          <table:table-cell office:value-type="float" office:value="5.32927993910933" calcext:value-type="float">
            <text:p>5.329279939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7" calcext:value-type="float">
            <text:p>337</text:p>
          </table:table-cell>
          <table:table-cell office:value-type="float" office:value="12" calcext:value-type="float">
            <text:p>12</text:p>
          </table:table-cell>
          <table:table-cell office:value-type="float" office:value="1323" calcext:value-type="float">
            <text:p>1323</text:p>
          </table:table-cell>
          <table:table-cell office:value-type="float" office:value="41.7935978669782" calcext:value-type="float">
            <text:p>41.793597867</text:p>
          </table:table-cell>
          <table:table-cell office:value-type="float" office:value="0" calcext:value-type="float">
            <text:p>0</text:p>
          </table:table-cell>
          <table:table-cell office:value-type="float" office:value="28.7176149063566" calcext:value-type="float">
            <text:p>28.7176149064</text:p>
          </table:table-cell>
          <table:table-cell office:value-type="float" office:value="5.32846370332789" calcext:value-type="float">
            <text:p>5.328463703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8" calcext:value-type="float">
            <text:p>338</text:p>
          </table:table-cell>
          <table:table-cell office:value-type="float" office:value="25" calcext:value-type="float">
            <text:p>25</text:p>
          </table:table-cell>
          <table:table-cell office:value-type="float" office:value="1324" calcext:value-type="float">
            <text:p>1324</text:p>
          </table:table-cell>
          <table:table-cell office:value-type="float" office:value="48.3682770347008" calcext:value-type="float">
            <text:p>48.3682770347</text:p>
          </table:table-cell>
          <table:table-cell office:value-type="float" office:value="0" calcext:value-type="float">
            <text:p>0</text:p>
          </table:table-cell>
          <table:table-cell office:value-type="float" office:value="28.7155533008528" calcext:value-type="float">
            <text:p>28.7155533009</text:p>
          </table:table-cell>
          <table:table-cell office:value-type="float" office:value="5.32808117886918" calcext:value-type="float">
            <text:p>5.328081178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1337" calcext:value-type="float">
            <text:p>1337</text:p>
          </table:table-cell>
          <table:table-cell office:value-type="float" office:value="48.9098812440346" calcext:value-type="float">
            <text:p>48.909881244</text:p>
          </table:table-cell>
          <table:table-cell office:value-type="float" office:value="0" calcext:value-type="float">
            <text:p>0</text:p>
          </table:table-cell>
          <table:table-cell office:value-type="float" office:value="28.7199517504811" calcext:value-type="float">
            <text:p>28.7199517505</text:p>
          </table:table-cell>
          <table:table-cell office:value-type="float" office:value="5.32889729745254" calcext:value-type="float">
            <text:p>5.32889729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6000" calcext:value-type="float">
            <text:p>36000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1337" calcext:value-type="float">
            <text:p>1337</text:p>
          </table:table-cell>
          <table:table-cell office:value-type="float" office:value="45.6094567434442" calcext:value-type="float">
            <text:p>45.6094567434</text:p>
          </table:table-cell>
          <table:table-cell office:value-type="float" office:value="0" calcext:value-type="float">
            <text:p>0</text:p>
          </table:table-cell>
          <table:table-cell office:value-type="float" office:value="172.220787048997" calcext:value-type="float">
            <text:p>172.220787049</text:p>
          </table:table-cell>
          <table:table-cell office:value-type="float" office:value="31.9550288469818" calcext:value-type="float">
            <text:p>31.95502884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7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float" office:value="658" calcext:value-type="float">
            <text:p>658</text:p>
          </table:table-cell>
          <table:table-cell office:value-type="float" office:value="43.2333823210536" calcext:value-type="float">
            <text:p>43.2333823211</text:p>
          </table:table-cell>
          <table:table-cell office:value-type="float" office:value="0" calcext:value-type="float">
            <text:p>0</text:p>
          </table:table-cell>
          <table:table-cell office:value-type="float" office:value="29.2032924626302" calcext:value-type="float">
            <text:p>29.2032924626</text:p>
          </table:table-cell>
          <table:table-cell office:value-type="float" office:value="5.41857965615209" calcext:value-type="float">
            <text:p>5.41857965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office:value-type="float" office:value="650" calcext:value-type="float">
            <text:p>650</text:p>
          </table:table-cell>
          <table:table-cell office:value-type="float" office:value="41.6149737729396" calcext:value-type="float">
            <text:p>41.6149737729</text:p>
          </table:table-cell>
          <table:table-cell office:value-type="float" office:value="0" calcext:value-type="float">
            <text:p>0</text:p>
          </table:table-cell>
          <table:table-cell office:value-type="float" office:value="29.1698267312292" calcext:value-type="float">
            <text:p>29.1698267312</text:p>
          </table:table-cell>
          <table:table-cell office:value-type="float" office:value="5.41237019427105" calcext:value-type="float">
            <text:p>5.412370194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1" calcext:value-type="float">
            <text:p>391</text:p>
          </table:table-cell>
          <table:table-cell office:value-type="float" office:value="25" calcext:value-type="float">
            <text:p>25</text:p>
          </table:table-cell>
          <table:table-cell office:value-type="float" office:value="668" calcext:value-type="float">
            <text:p>668</text:p>
          </table:table-cell>
          <table:table-cell office:value-type="float" office:value="41.2782518179107" calcext:value-type="float">
            <text:p>41.2782518179</text:p>
          </table:table-cell>
          <table:table-cell office:value-type="float" office:value="0" calcext:value-type="float">
            <text:p>0</text:p>
          </table:table-cell>
          <table:table-cell office:value-type="float" office:value="29.1375291375291" calcext:value-type="float">
            <text:p>29.1375291375</text:p>
          </table:table-cell>
          <table:table-cell office:value-type="float" office:value="5.40637747668998" calcext:value-type="float">
            <text:p>5.406377476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0" calcext:value-type="float">
            <text:p>390</text:p>
          </table:table-cell>
          <table:table-cell office:value-type="float" office:value="27" calcext:value-type="float">
            <text:p>27</text:p>
          </table:table-cell>
          <table:table-cell office:value-type="float" office:value="660" calcext:value-type="float">
            <text:p>660</text:p>
          </table:table-cell>
          <table:table-cell office:value-type="float" office:value="40.7862168993298" calcext:value-type="float">
            <text:p>40.7862168993</text:p>
          </table:table-cell>
          <table:table-cell office:value-type="float" office:value="0" calcext:value-type="float">
            <text:p>0</text:p>
          </table:table-cell>
          <table:table-cell office:value-type="float" office:value="29.1117182983785" calcext:value-type="float">
            <text:p>29.1117182984</text:p>
          </table:table-cell>
          <table:table-cell office:value-type="float" office:value="5.40158835614444" calcext:value-type="float">
            <text:p>5.401588356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1" calcext:value-type="float">
            <text:p>391</text:p>
          </table:table-cell>
          <table:table-cell office:value-type="float" office:value="51" calcext:value-type="float">
            <text:p>51</text:p>
          </table:table-cell>
          <table:table-cell office:value-type="float" office:value="667" calcext:value-type="float">
            <text:p>667</text:p>
          </table:table-cell>
          <table:table-cell office:value-type="float" office:value="42.2294002190081" calcext:value-type="float">
            <text:p>42.229400219</text:p>
          </table:table-cell>
          <table:table-cell office:value-type="float" office:value="0" calcext:value-type="float">
            <text:p>0</text:p>
          </table:table-cell>
          <table:table-cell office:value-type="float" office:value="29.104818926448" calcext:value-type="float">
            <text:p>29.1048189264</text:p>
          </table:table-cell>
          <table:table-cell office:value-type="float" office:value="5.40030819924328" calcext:value-type="float">
            <text:p>5.400308199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float" office:value="663" calcext:value-type="float">
            <text:p>663</text:p>
          </table:table-cell>
          <table:table-cell office:value-type="float" office:value="43.6545228075054" calcext:value-type="float">
            <text:p>43.6545228075</text:p>
          </table:table-cell>
          <table:table-cell office:value-type="float" office:value="0" calcext:value-type="float">
            <text:p>0</text:p>
          </table:table-cell>
          <table:table-cell office:value-type="float" office:value="29.1099023570704" calcext:value-type="float">
            <text:p>29.1099023571</text:p>
          </table:table-cell>
          <table:table-cell office:value-type="float" office:value="5.40125141390954" calcext:value-type="float">
            <text:p>5.401251413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2000" calcext:value-type="float">
            <text:p>42000</text:p>
          </table:table-cell>
          <table:table-cell office:value-type="float" office:value="390" calcext:value-type="float">
            <text:p>390</text:p>
          </table:table-cell>
          <table:table-cell office:value-type="float" office:value="9" calcext:value-type="float">
            <text:p>9</text:p>
          </table:table-cell>
          <table:table-cell office:value-type="float" office:value="668" calcext:value-type="float">
            <text:p>668</text:p>
          </table:table-cell>
          <table:table-cell office:value-type="float" office:value="42.14639644086" calcext:value-type="float">
            <text:p>42.1463964409</text:p>
          </table:table-cell>
          <table:table-cell office:value-type="float" office:value="0" calcext:value-type="float">
            <text:p>0</text:p>
          </table:table-cell>
          <table:table-cell office:value-type="float" office:value="174.546905324927" calcext:value-type="float">
            <text:p>174.5469053249</text:p>
          </table:table-cell>
          <table:table-cell office:value-type="float" office:value="32.3866328239611" calcext:value-type="float">
            <text:p>32.3866328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8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39" calcext:value-type="float">
            <text:p>439</text:p>
          </table:table-cell>
          <table:table-cell office:value-type="float" office:value="15" calcext:value-type="float">
            <text:p>15</text:p>
          </table:table-cell>
          <table:table-cell office:value-type="float" office:value="1325" calcext:value-type="float">
            <text:p>1325</text:p>
          </table:table-cell>
          <table:table-cell office:value-type="float" office:value="48.0363431292846" calcext:value-type="float">
            <text:p>48.0363431293</text:p>
          </table:table-cell>
          <table:table-cell office:value-type="float" office:value="0" calcext:value-type="float">
            <text:p>0</text:p>
          </table:table-cell>
          <table:table-cell office:value-type="float" office:value="29.6163571140341" calcext:value-type="float">
            <text:p>29.616357114</text:p>
          </table:table-cell>
          <table:table-cell office:value-type="float" office:value="5.49522251139304" calcext:value-type="float">
            <text:p>5.495222511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0" calcext:value-type="float">
            <text:p>440</text:p>
          </table:table-cell>
          <table:table-cell office:value-type="float" office:value="31" calcext:value-type="float">
            <text:p>31</text:p>
          </table:table-cell>
          <table:table-cell office:value-type="float" office:value="1327" calcext:value-type="float">
            <text:p>1327</text:p>
          </table:table-cell>
          <table:table-cell office:value-type="float" office:value="46.8613790795188" calcext:value-type="float">
            <text:p>46.8613790795</text:p>
          </table:table-cell>
          <table:table-cell office:value-type="float" office:value="0" calcext:value-type="float">
            <text:p>0</text:p>
          </table:table-cell>
          <table:table-cell office:value-type="float" office:value="29.5932409037776" calcext:value-type="float">
            <text:p>29.5932409038</text:p>
          </table:table-cell>
          <table:table-cell office:value-type="float" office:value="5.49093337081811" calcext:value-type="float">
            <text:p>5.490933370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0" calcext:value-type="float">
            <text:p>440</text:p>
          </table:table-cell>
          <table:table-cell office:value-type="float" office:value="31" calcext:value-type="float">
            <text:p>31</text:p>
          </table:table-cell>
          <table:table-cell office:value-type="float" office:value="1329" calcext:value-type="float">
            <text:p>1329</text:p>
          </table:table-cell>
          <table:table-cell office:value-type="float" office:value="46.8955825596545" calcext:value-type="float">
            <text:p>46.8955825597</text:p>
          </table:table-cell>
          <table:table-cell office:value-type="float" office:value="0" calcext:value-type="float">
            <text:p>0</text:p>
          </table:table-cell>
          <table:table-cell office:value-type="float" office:value="29.5852517520016" calcext:value-type="float">
            <text:p>29.585251752</text:p>
          </table:table-cell>
          <table:table-cell office:value-type="float" office:value="5.48945100867218" calcext:value-type="float">
            <text:p>5.489451008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41" calcext:value-type="float">
            <text:p>441</text:p>
          </table:table-cell>
          <table:table-cell office:value-type="float" office:value="49" calcext:value-type="float">
            <text:p>49</text:p>
          </table:table-cell>
          <table:table-cell office:value-type="float" office:value="1357" calcext:value-type="float">
            <text:p>1357</text:p>
          </table:table-cell>
          <table:table-cell office:value-type="float" office:value="52.733411313269" calcext:value-type="float">
            <text:p>52.7334113133</text:p>
          </table:table-cell>
          <table:table-cell office:value-type="float" office:value="0" calcext:value-type="float">
            <text:p>0</text:p>
          </table:table-cell>
          <table:table-cell office:value-type="float" office:value="29.5785791929485" calcext:value-type="float">
            <text:p>29.5785791929</text:p>
          </table:table-cell>
          <table:table-cell office:value-type="float" office:value="5.48821293619161" calcext:value-type="float">
            <text:p>5.48821293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39" calcext:value-type="float">
            <text:p>439</text:p>
          </table:table-cell>
          <table:table-cell office:value-type="float" office:value="49" calcext:value-type="float">
            <text:p>49</text:p>
          </table:table-cell>
          <table:table-cell office:value-type="float" office:value="1331" calcext:value-type="float">
            <text:p>1331</text:p>
          </table:table-cell>
          <table:table-cell office:value-type="float" office:value="49.9863982735243" calcext:value-type="float">
            <text:p>49.9863982735</text:p>
          </table:table-cell>
          <table:table-cell office:value-type="float" office:value="0" calcext:value-type="float">
            <text:p>0</text:p>
          </table:table-cell>
          <table:table-cell office:value-type="float" office:value="29.5763921238068" calcext:value-type="float">
            <text:p>29.5763921238</text:p>
          </table:table-cell>
          <table:table-cell office:value-type="float" office:value="5.48780713234696" calcext:value-type="float">
            <text:p>5.487807132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48.4184085922842" calcext:value-type="float">
            <text:p>48.4184085923</text:p>
          </table:table-cell>
          <table:table-cell office:value-type="float" office:value="0" calcext:value-type="float">
            <text:p>0</text:p>
          </table:table-cell>
          <table:table-cell office:value-type="float" office:value="29.5817510177971" calcext:value-type="float">
            <text:p>29.5817510178</text:p>
          </table:table-cell>
          <table:table-cell office:value-type="float" office:value="5.48880145838033" calcext:value-type="float">
            <text:p>5.488801458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8000" calcext:value-type="float">
            <text:p>48000</text:p>
          </table:table-cell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1357" calcext:value-type="float">
            <text:p>1357</text:p>
          </table:table-cell>
          <table:table-cell office:value-type="float" office:value="48.869726876596" calcext:value-type="float">
            <text:p>48.8697268766</text:p>
          </table:table-cell>
          <table:table-cell office:value-type="float" office:value="0" calcext:value-type="float">
            <text:p>0</text:p>
          </table:table-cell>
          <table:table-cell office:value-type="float" office:value="177.340993479024" calcext:value-type="float">
            <text:p>177.340993479</text:p>
          </table:table-cell>
          <table:table-cell office:value-type="float" office:value="32.9050671494283" calcext:value-type="float">
            <text:p>32.905067149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9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491" calcext:value-type="float">
            <text:p>491</text:p>
          </table:table-cell>
          <table:table-cell office:value-type="float" office:value="14" calcext:value-type="float">
            <text:p>14</text:p>
          </table:table-cell>
          <table:table-cell office:value-type="float" office:value="1487" calcext:value-type="float">
            <text:p>1487</text:p>
          </table:table-cell>
          <table:table-cell office:value-type="float" office:value="61.3595177922003" calcext:value-type="float">
            <text:p>61.3595177922</text:p>
          </table:table-cell>
          <table:table-cell office:value-type="float" office:value="0" calcext:value-type="float">
            <text:p>0</text:p>
          </table:table-cell>
          <table:table-cell office:value-type="float" office:value="29.8696686789973" calcext:value-type="float">
            <text:p>29.869668679</text:p>
          </table:table-cell>
          <table:table-cell office:value-type="float" office:value="5.54222368067333" calcext:value-type="float">
            <text:p>5.542223680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492" calcext:value-type="float">
            <text:p>492</text:p>
          </table:table-cell>
          <table:table-cell office:value-type="float" office:value="32" calcext:value-type="float">
            <text:p>32</text:p>
          </table:table-cell>
          <table:table-cell office:value-type="float" office:value="1471" calcext:value-type="float">
            <text:p>1471</text:p>
          </table:table-cell>
          <table:table-cell office:value-type="float" office:value="54.6901164283882" calcext:value-type="float">
            <text:p>54.6901164284</text:p>
          </table:table-cell>
          <table:table-cell office:value-type="float" office:value="0" calcext:value-type="float">
            <text:p>0</text:p>
          </table:table-cell>
          <table:table-cell office:value-type="float" office:value="29.8537167877401" calcext:value-type="float">
            <text:p>29.8537167877</text:p>
          </table:table-cell>
          <table:table-cell office:value-type="float" office:value="5.53926385710021" calcext:value-type="float">
            <text:p>5.539263857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492" calcext:value-type="float">
            <text:p>492</text:p>
          </table:table-cell>
          <table:table-cell office:value-type="float" office:value="52" calcext:value-type="float">
            <text:p>52</text:p>
          </table:table-cell>
          <table:table-cell office:value-type="float" office:value="1509" calcext:value-type="float">
            <text:p>1509</text:p>
          </table:table-cell>
          <table:table-cell office:value-type="float" office:value="60.3478674860272" calcext:value-type="float">
            <text:p>60.347867486</text:p>
          </table:table-cell>
          <table:table-cell office:value-type="float" office:value="0" calcext:value-type="float">
            <text:p>0</text:p>
          </table:table-cell>
          <table:table-cell office:value-type="float" office:value="29.8439163176586" calcext:value-type="float">
            <text:p>29.8439163177</text:p>
          </table:table-cell>
          <table:table-cell office:value-type="float" office:value="5.53744541050307" calcext:value-type="float">
            <text:p>5.53744541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492" calcext:value-type="float">
            <text:p>492</text:p>
          </table:table-cell>
          <table:table-cell office:value-type="float" office:value="62" calcext:value-type="float">
            <text:p>62</text:p>
          </table:table-cell>
          <table:table-cell office:value-type="float" office:value="1517" calcext:value-type="float">
            <text:p>1517</text:p>
          </table:table-cell>
          <table:table-cell office:value-type="float" office:value="64.9210609543963" calcext:value-type="float">
            <text:p>64.9210609544</text:p>
          </table:table-cell>
          <table:table-cell office:value-type="float" office:value="0" calcext:value-type="float">
            <text:p>0</text:p>
          </table:table-cell>
          <table:table-cell office:value-type="float" office:value="29.843322556578" calcext:value-type="float">
            <text:p>29.8433225566</text:p>
          </table:table-cell>
          <table:table-cell office:value-type="float" office:value="5.53733523999005" calcext:value-type="float">
            <text:p>5.537335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491" calcext:value-type="float">
            <text:p>491</text:p>
          </table:table-cell>
          <table:table-cell office:value-type="float" office:value="17" calcext:value-type="float">
            <text:p>17</text:p>
          </table:table-cell>
          <table:table-cell office:value-type="float" office:value="1518" calcext:value-type="float">
            <text:p>1518</text:p>
          </table:table-cell>
          <table:table-cell office:value-type="float" office:value="67.1474342944937" calcext:value-type="float">
            <text:p>67.1474342945</text:p>
          </table:table-cell>
          <table:table-cell office:value-type="float" office:value="0" calcext:value-type="float">
            <text:p>0</text:p>
          </table:table-cell>
          <table:table-cell office:value-type="float" office:value="29.8498552282021" calcext:value-type="float">
            <text:p>29.8498552282</text:p>
          </table:table-cell>
          <table:table-cell office:value-type="float" office:value="5.53854735679532" calcext:value-type="float">
            <text:p>5.538547356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490" calcext:value-type="float">
            <text:p>490</text:p>
          </table:table-cell>
          <table:table-cell office:value-type="float" office:value="8" calcext:value-type="float">
            <text:p>8</text:p>
          </table:table-cell>
          <table:table-cell office:value-type="float" office:value="1530" calcext:value-type="float">
            <text:p>1530</text:p>
          </table:table-cell>
          <table:table-cell office:value-type="float" office:value="67.1535577432818" calcext:value-type="float">
            <text:p>67.1535577433</text:p>
          </table:table-cell>
          <table:table-cell office:value-type="float" office:value="0" calcext:value-type="float">
            <text:p>0</text:p>
          </table:table-cell>
          <table:table-cell office:value-type="float" office:value="29.8627309799289" calcext:value-type="float">
            <text:p>29.8627309799</text:p>
          </table:table-cell>
          <table:table-cell office:value-type="float" office:value="5.5409364122915" calcext:value-type="float">
            <text:p>5.540936412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4000" calcext:value-type="float">
            <text:p>54000</text:p>
          </table:table-cell>
          <table:table-cell office:value-type="float" office:value="491" calcext:value-type="float">
            <text:p>491</text:p>
          </table:table-cell>
          <table:table-cell office:value-type="float" office:value="8" calcext:value-type="float">
            <text:p>8</text:p>
          </table:table-cell>
          <table:table-cell office:value-type="float" office:value="1530" calcext:value-type="float">
            <text:p>1530</text:p>
          </table:table-cell>
          <table:table-cell office:value-type="float" office:value="62.7600157844719" calcext:value-type="float">
            <text:p>62.7600157845</text:p>
          </table:table-cell>
          <table:table-cell office:value-type="float" office:value="0" calcext:value-type="float">
            <text:p>0</text:p>
          </table:table-cell>
          <table:table-cell office:value-type="float" office:value="178.953124223294" calcext:value-type="float">
            <text:p>178.9531242233</text:p>
          </table:table-cell>
          <table:table-cell office:value-type="float" office:value="33.204192971119" calcext:value-type="float">
            <text:p>33.20419297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10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42" calcext:value-type="float">
            <text:p>542</text:p>
          </table:table-cell>
          <table:table-cell office:value-type="float" office:value="10" calcext:value-type="float">
            <text:p>10</text:p>
          </table:table-cell>
          <table:table-cell office:value-type="float" office:value="1566" calcext:value-type="float">
            <text:p>1566</text:p>
          </table:table-cell>
          <table:table-cell office:value-type="float" office:value="52.6973657315045" calcext:value-type="float">
            <text:p>52.6973657315</text:p>
          </table:table-cell>
          <table:table-cell office:value-type="float" office:value="0" calcext:value-type="float">
            <text:p>0</text:p>
          </table:table-cell>
          <table:table-cell office:value-type="float" office:value="30.1731030924413" calcext:value-type="float">
            <text:p>30.1731030924</text:p>
          </table:table-cell>
          <table:table-cell office:value-type="float" office:value="5.59852498785533" calcext:value-type="float">
            <text:p>5.598524987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43" calcext:value-type="float">
            <text:p>543</text:p>
          </table:table-cell>
          <table:table-cell office:value-type="float" office:value="24" calcext:value-type="float">
            <text:p>24</text:p>
          </table:table-cell>
          <table:table-cell office:value-type="float" office:value="1577" calcext:value-type="float">
            <text:p>1577</text:p>
          </table:table-cell>
          <table:table-cell office:value-type="float" office:value="51.9399165165865" calcext:value-type="float">
            <text:p>51.9399165166</text:p>
          </table:table-cell>
          <table:table-cell office:value-type="float" office:value="0" calcext:value-type="float">
            <text:p>0</text:p>
          </table:table-cell>
          <table:table-cell office:value-type="float" office:value="30.1311004179184" calcext:value-type="float">
            <text:p>30.1311004179</text:p>
          </table:table-cell>
          <table:table-cell office:value-type="float" office:value="5.59073152285595" calcext:value-type="float">
            <text:p>5.590731522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43" calcext:value-type="float">
            <text:p>543</text:p>
          </table:table-cell>
          <table:table-cell office:value-type="float" office:value="28" calcext:value-type="float">
            <text:p>28</text:p>
          </table:table-cell>
          <table:table-cell office:value-type="float" office:value="1566" calcext:value-type="float">
            <text:p>1566</text:p>
          </table:table-cell>
          <table:table-cell office:value-type="float" office:value="52.7672643668397" calcext:value-type="float">
            <text:p>52.7672643668</text:p>
          </table:table-cell>
          <table:table-cell office:value-type="float" office:value="0" calcext:value-type="float">
            <text:p>0</text:p>
          </table:table-cell>
          <table:table-cell office:value-type="float" office:value="30.1031635414566" calcext:value-type="float">
            <text:p>30.1031635415</text:p>
          </table:table-cell>
          <table:table-cell office:value-type="float" office:value="5.5855479227312" calcext:value-type="float">
            <text:p>5.585547922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43" calcext:value-type="float">
            <text:p>543</text:p>
          </table:table-cell>
          <table:table-cell office:value-type="float" office:value="27" calcext:value-type="float">
            <text:p>27</text:p>
          </table:table-cell>
          <table:table-cell office:value-type="float" office:value="909" calcext:value-type="float">
            <text:p>909</text:p>
          </table:table-cell>
          <table:table-cell office:value-type="float" office:value="50.7386266648982" calcext:value-type="float">
            <text:p>50.7386266649</text:p>
          </table:table-cell>
          <table:table-cell office:value-type="float" office:value="0" calcext:value-type="float">
            <text:p>0</text:p>
          </table:table-cell>
          <table:table-cell office:value-type="float" office:value="30.08876184745" calcext:value-type="float">
            <text:p>30.0887618475</text:p>
          </table:table-cell>
          <table:table-cell office:value-type="float" office:value="5.58287573341357" calcext:value-type="float">
            <text:p>5.582875733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42" calcext:value-type="float">
            <text:p>542</text:p>
          </table:table-cell>
          <table:table-cell office:value-type="float" office:value="36" calcext:value-type="float">
            <text:p>36</text:p>
          </table:table-cell>
          <table:table-cell office:value-type="float" office:value="1572" calcext:value-type="float">
            <text:p>1572</text:p>
          </table:table-cell>
          <table:table-cell office:value-type="float" office:value="50.5981008607045" calcext:value-type="float">
            <text:p>50.5981008607</text:p>
          </table:table-cell>
          <table:table-cell office:value-type="float" office:value="0" calcext:value-type="float">
            <text:p>0</text:p>
          </table:table-cell>
          <table:table-cell office:value-type="float" office:value="30.0874039083538" calcext:value-type="float">
            <text:p>30.0874039084</text:p>
          </table:table-cell>
          <table:table-cell office:value-type="float" office:value="5.58262377205783" calcext:value-type="float">
            <text:p>5.582623772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41" calcext:value-type="float">
            <text:p>541</text:p>
          </table:table-cell>
          <table:table-cell office:value-type="float" office:value="24" calcext:value-type="float">
            <text:p>24</text:p>
          </table:table-cell>
          <table:table-cell office:value-type="float" office:value="901" calcext:value-type="float">
            <text:p>901</text:p>
          </table:table-cell>
          <table:table-cell office:value-type="float" office:value="53.8637779495651" calcext:value-type="float">
            <text:p>53.8637779496</text:p>
          </table:table-cell>
          <table:table-cell office:value-type="float" office:value="0" calcext:value-type="float">
            <text:p>0</text:p>
          </table:table-cell>
          <table:table-cell office:value-type="float" office:value="30.0912064467401" calcext:value-type="float">
            <text:p>30.0912064467</text:p>
          </table:table-cell>
          <table:table-cell office:value-type="float" office:value="5.58332932117247" calcext:value-type="float">
            <text:p>5.583329321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00" calcext:value-type="float">
            <text:p>60000</text:p>
          </table:table-cell>
          <table:table-cell office:value-type="float" office:value="542" calcext:value-type="float">
            <text:p>542</text:p>
          </table:table-cell>
          <table:table-cell office:value-type="float" office:value="10" calcext:value-type="float">
            <text:p>10</text:p>
          </table:table-cell>
          <table:table-cell office:value-type="float" office:value="1577" calcext:value-type="float">
            <text:p>1577</text:p>
          </table:table-cell>
          <table:table-cell office:value-type="float" office:value="52.1173082164856" calcext:value-type="float">
            <text:p>52.1173082165</text:p>
          </table:table-cell>
          <table:table-cell office:value-type="float" office:value="0" calcext:value-type="float">
            <text:p>0</text:p>
          </table:table-cell>
          <table:table-cell office:value-type="float" office:value="180.442444874833" calcext:value-type="float">
            <text:p>180.4424448748</text:p>
          </table:table-cell>
          <table:table-cell office:value-type="float" office:value="33.480531763885" calcext:value-type="float">
            <text:p>33.4805317639</text:p>
          </table:table-cell>
          <table:table-cell office:value-type="float" office:value="190" calcext:value-type="float">
            <text:p>190</text:p>
          </table:table-cell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with validation 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samples </text:p>
          </table:table-cell>
          <table:table-cell table:style-name="Default" office:value-type="string" calcext:value-type="string">
            <text:p>average 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std.dev</text:p>
          </table:table-cell>
          <table:table-cell table:style-name="Default" office:value-type="string" calcext:value-type="string">
            <text:p>Error %</text:p>
          </table:table-cell>
          <table:table-cell table:style-name="Default" office:value-type="string" calcext:value-type="string">
            <text:p>throughput </text:p>
          </table:table-cell>
          <table:table-cell table:style-name="Default" office:value-type="string" calcext:value-type="string">
            <text:p>kb/sec</text:p>
          </table:table-cell>
          <table:table-cell table:style-name="Default" office:value-type="string" calcext:value-type="string">
            <text:p>avg.Bytes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1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16.4900027592478" calcext:value-type="float">
            <text:p>16.4900027592</text:p>
          </table:table-cell>
          <table:table-cell office:value-type="float" office:value="0" calcext:value-type="float">
            <text:p>0</text:p>
          </table:table-cell>
          <table:table-cell office:value-type="float" office:value="23.8965756207136" calcext:value-type="float">
            <text:p>23.8965756207</text:p>
          </table:table-cell>
          <table:table-cell office:value-type="float" office:value="4.43393492962458" calcext:value-type="float">
            <text:p>4.433934929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15.6488945296465" calcext:value-type="float">
            <text:p>15.6488945296</text:p>
          </table:table-cell>
          <table:table-cell office:value-type="float" office:value="0" calcext:value-type="float">
            <text:p>0</text:p>
          </table:table-cell>
          <table:table-cell office:value-type="float" office:value="23.9085736144982" calcext:value-type="float">
            <text:p>23.9085736145</text:p>
          </table:table-cell>
          <table:table-cell office:value-type="float" office:value="4.43616111987759" calcext:value-type="float">
            <text:p>4.436161119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16.5322510264029" calcext:value-type="float">
            <text:p>16.5322510264</text:p>
          </table:table-cell>
          <table:table-cell office:value-type="float" office:value="0" calcext:value-type="float">
            <text:p>0</text:p>
          </table:table-cell>
          <table:table-cell office:value-type="float" office:value="23.9102885971834" calcext:value-type="float">
            <text:p>23.9102885972</text:p>
          </table:table-cell>
          <table:table-cell office:value-type="float" office:value="4.43647932955551" calcext:value-type="float">
            <text:p>4.436479329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5.8958936835901" calcext:value-type="float">
            <text:p>15.8958936836</text:p>
          </table:table-cell>
          <table:table-cell office:value-type="float" office:value="0" calcext:value-type="float">
            <text:p>0</text:p>
          </table:table-cell>
          <table:table-cell office:value-type="float" office:value="23.8960045880329" calcext:value-type="float">
            <text:p>23.896004588</text:p>
          </table:table-cell>
          <table:table-cell office:value-type="float" office:value="4.43382897629516" calcext:value-type="float">
            <text:p>4.433828976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15.9007892885857" calcext:value-type="float">
            <text:p>15.9007892886</text:p>
          </table:table-cell>
          <table:table-cell office:value-type="float" office:value="0" calcext:value-type="float">
            <text:p>0</text:p>
          </table:table-cell>
          <table:table-cell office:value-type="float" office:value="23.8960045880329" calcext:value-type="float">
            <text:p>23.896004588</text:p>
          </table:table-cell>
          <table:table-cell office:value-type="float" office:value="4.43382897629516" calcext:value-type="float">
            <text:p>4.433828976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16.1605994938307" calcext:value-type="float">
            <text:p>16.1605994938</text:p>
          </table:table-cell>
          <table:table-cell office:value-type="float" office:value="0" calcext:value-type="float">
            <text:p>0</text:p>
          </table:table-cell>
          <table:table-cell office:value-type="float" office:value="23.9034301422254" calcext:value-type="float">
            <text:p>23.9034301422</text:p>
          </table:table-cell>
          <table:table-cell office:value-type="float" office:value="4.43520676467073" calcext:value-type="float">
            <text:p>4.435206764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0" calcext:value-type="float">
            <text:p>600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16.1137946001762" calcext:value-type="float">
            <text:p>16.1137946002</text:p>
          </table:table-cell>
          <table:table-cell office:value-type="float" office:value="0" calcext:value-type="float">
            <text:p>0</text:p>
          </table:table-cell>
          <table:table-cell office:value-type="float" office:value="142.976289765281" calcext:value-type="float">
            <text:p>142.9762897653</text:p>
          </table:table-cell>
          <table:table-cell office:value-type="float" office:value="26.5288037650423" calcext:value-type="float">
            <text:p>26.5288037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2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office:value-type="float" office:value="23.6900843761689" calcext:value-type="float">
            <text:p>23.6900843762</text:p>
          </table:table-cell>
          <table:table-cell office:value-type="float" office:value="0" calcext:value-type="float">
            <text:p>0</text:p>
          </table:table-cell>
          <table:table-cell office:value-type="float" office:value="25.8134462241382" calcext:value-type="float">
            <text:p>25.8134462241</text:p>
          </table:table-cell>
          <table:table-cell office:value-type="float" office:value="4.78960427986938" calcext:value-type="float">
            <text:p>4.789604279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office:value-type="float" office:value="25.3659827278582" calcext:value-type="float">
            <text:p>25.3659827279</text:p>
          </table:table-cell>
          <table:table-cell office:value-type="float" office:value="0" calcext:value-type="float">
            <text:p>0</text:p>
          </table:table-cell>
          <table:table-cell office:value-type="float" office:value="25.7984624116403" calcext:value-type="float">
            <text:p>25.7984624116</text:p>
          </table:table-cell>
          <table:table-cell office:value-type="float" office:value="4.78682408028481" calcext:value-type="float">
            <text:p>4.786824080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office:value-type="float" office:value="22.217648834879" calcext:value-type="float">
            <text:p>22.2176488349</text:p>
          </table:table-cell>
          <table:table-cell office:value-type="float" office:value="0" calcext:value-type="float">
            <text:p>0</text:p>
          </table:table-cell>
          <table:table-cell office:value-type="float" office:value="25.7901455853718" calcext:value-type="float">
            <text:p>25.7901455854</text:p>
          </table:table-cell>
          <table:table-cell office:value-type="float" office:value="4.78528091916079" calcext:value-type="float">
            <text:p>4.785280919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office:value-type="float" office:value="23.9935362962612" calcext:value-type="float">
            <text:p>23.9935362963</text:p>
          </table:table-cell>
          <table:table-cell office:value-type="float" office:value="0" calcext:value-type="float">
            <text:p>0</text:p>
          </table:table-cell>
          <table:table-cell office:value-type="float" office:value="25.7881503449165" calcext:value-type="float">
            <text:p>25.7881503449</text:p>
          </table:table-cell>
          <table:table-cell office:value-type="float" office:value="4.78491070852943" calcext:value-type="float">
            <text:p>4.784910708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  <table:table-cell office:value-type="float" office:value="22.9781163501276" calcext:value-type="float">
            <text:p>22.9781163501</text:p>
          </table:table-cell>
          <table:table-cell office:value-type="float" office:value="0" calcext:value-type="float">
            <text:p>0</text:p>
          </table:table-cell>
          <table:table-cell office:value-type="float" office:value="25.7854905044931" calcext:value-type="float">
            <text:p>25.7854905045</text:p>
          </table:table-cell>
          <table:table-cell office:value-type="float" office:value="4.78441718345087" calcext:value-type="float">
            <text:p>4.78441718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2000" calcext:value-type="float">
            <text:p>2000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office:value-type="float" office:value="23.8743531797199" calcext:value-type="float">
            <text:p>23.8743531797</text:p>
          </table:table-cell>
          <table:table-cell office:value-type="float" office:value="0" calcext:value-type="float">
            <text:p>0</text:p>
          </table:table-cell>
          <table:table-cell office:value-type="float" office:value="25.7841607900267" calcext:value-type="float">
            <text:p>25.78416079</text:p>
          </table:table-cell>
          <table:table-cell office:value-type="float" office:value="4.78417045908698" calcext:value-type="float">
            <text:p>4.784170459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2000" calcext:value-type="float">
            <text:p>1200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office:value-type="float" office:value="23.709054200523" calcext:value-type="float">
            <text:p>23.7090542005</text:p>
          </table:table-cell>
          <table:table-cell office:value-type="float" office:value="0" calcext:value-type="float">
            <text:p>0</text:p>
          </table:table-cell>
          <table:table-cell office:value-type="float" office:value="154.601321841302" calcext:value-type="float">
            <text:p>154.6013218413</text:p>
          </table:table-cell>
          <table:table-cell office:value-type="float" office:value="28.6857921385228" calcext:value-type="float">
            <text:p>28.685792138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3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578" calcext:value-type="float">
            <text:p>578</text:p>
          </table:table-cell>
          <table:table-cell office:value-type="float" office:value="32.7876415996434" calcext:value-type="float">
            <text:p>32.7876415996</text:p>
          </table:table-cell>
          <table:table-cell office:value-type="float" office:value="0" calcext:value-type="float">
            <text:p>0</text:p>
          </table:table-cell>
          <table:table-cell office:value-type="float" office:value="26.0967144236541" calcext:value-type="float">
            <text:p>26.0967144237</text:p>
          </table:table-cell>
          <table:table-cell office:value-type="float" office:value="4.84216380907644" calcext:value-type="float">
            <text:p>4.842163809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office:value-type="float" office:value="544" calcext:value-type="float">
            <text:p>544</text:p>
          </table:table-cell>
          <table:table-cell office:value-type="float" office:value="31.3373330496816" calcext:value-type="float">
            <text:p>31.3373330497</text:p>
          </table:table-cell>
          <table:table-cell office:value-type="float" office:value="0" calcext:value-type="float">
            <text:p>0</text:p>
          </table:table-cell>
          <table:table-cell office:value-type="float" office:value="26.0869565217391" calcext:value-type="float">
            <text:p>26.0869565217</text:p>
          </table:table-cell>
          <table:table-cell office:value-type="float" office:value="4.84035326086957" calcext:value-type="float">
            <text:p>4.840353260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556" calcext:value-type="float">
            <text:p>556</text:p>
          </table:table-cell>
          <table:table-cell office:value-type="float" office:value="33.2966345296338" calcext:value-type="float">
            <text:p>33.2966345296</text:p>
          </table:table-cell>
          <table:table-cell office:value-type="float" office:value="0" calcext:value-type="float">
            <text:p>0</text:p>
          </table:table-cell>
          <table:table-cell office:value-type="float" office:value="26.0790194288695" calcext:value-type="float">
            <text:p>26.0790194289</text:p>
          </table:table-cell>
          <table:table-cell office:value-type="float" office:value="4.83888055809102" calcext:value-type="float">
            <text:p>4.838880558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office:value-type="float" office:value="33.9982911318921" calcext:value-type="float">
            <text:p>33.9982911319</text:p>
          </table:table-cell>
          <table:table-cell office:value-type="float" office:value="0" calcext:value-type="float">
            <text:p>0</text:p>
          </table:table-cell>
          <table:table-cell office:value-type="float" office:value="26.0715403066013" calcext:value-type="float">
            <text:p>26.0715403066</text:p>
          </table:table-cell>
          <table:table-cell office:value-type="float" office:value="4.83749283032642" calcext:value-type="float">
            <text:p>4.837492830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81" calcext:value-type="float">
            <text:p>181</text:p>
          </table:table-cell>
          <table:table-cell office:value-type="float" office:value="12" calcext:value-type="float">
            <text:p>12</text:p>
          </table:table-cell>
          <table:table-cell office:value-type="float" office:value="589" calcext:value-type="float">
            <text:p>589</text:p>
          </table:table-cell>
          <table:table-cell office:value-type="float" office:value="33.1475470786802" calcext:value-type="float">
            <text:p>33.1475470787</text:p>
          </table:table-cell>
          <table:table-cell office:value-type="float" office:value="0" calcext:value-type="float">
            <text:p>0</text:p>
          </table:table-cell>
          <table:table-cell office:value-type="float" office:value="26.0697278320414" calcext:value-type="float">
            <text:p>26.069727832</text:p>
          </table:table-cell>
          <table:table-cell office:value-type="float" office:value="4.83715653133581" calcext:value-type="float">
            <text:p>4.837156531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3000" calcext:value-type="float">
            <text:p>3000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office:value-type="float" office:value="589" calcext:value-type="float">
            <text:p>589</text:p>
          </table:table-cell>
          <table:table-cell office:value-type="float" office:value="36.0591346663905" calcext:value-type="float">
            <text:p>36.0591346664</text:p>
          </table:table-cell>
          <table:table-cell office:value-type="float" office:value="0" calcext:value-type="float">
            <text:p>0</text:p>
          </table:table-cell>
          <table:table-cell office:value-type="float" office:value="26.0701809270556" calcext:value-type="float">
            <text:p>26.0701809271</text:p>
          </table:table-cell>
          <table:table-cell office:value-type="float" office:value="4.83724060169978" calcext:value-type="float">
            <text:p>4.837240601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8000" calcext:value-type="float">
            <text:p>18000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589" calcext:value-type="float">
            <text:p>589</text:p>
          </table:table-cell>
          <table:table-cell office:value-type="float" office:value="33.4688329178925" calcext:value-type="float">
            <text:p>33.4688329179</text:p>
          </table:table-cell>
          <table:table-cell office:value-type="float" office:value="0" calcext:value-type="float">
            <text:p>0</text:p>
          </table:table-cell>
          <table:table-cell office:value-type="float" office:value="156.342285376785" calcext:value-type="float">
            <text:p>156.3422853768</text:p>
          </table:table-cell>
          <table:table-cell office:value-type="float" office:value="29.0088224820206" calcext:value-type="float">
            <text:p>29.00882248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4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office:value-type="float" office:value="471" calcext:value-type="float">
            <text:p>471</text:p>
          </table:table-cell>
          <table:table-cell office:value-type="float" office:value="35.8172285002274" calcext:value-type="float">
            <text:p>35.8172285002</text:p>
          </table:table-cell>
          <table:table-cell office:value-type="float" office:value="0" calcext:value-type="float">
            <text:p>0</text:p>
          </table:table-cell>
          <table:table-cell office:value-type="float" office:value="26.7085099989984" calcext:value-type="float">
            <text:p>26.708509999</text:p>
          </table:table-cell>
          <table:table-cell office:value-type="float" office:value="4.95568056622041" calcext:value-type="float">
            <text:p>4.95568056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office:value-type="float" office:value="455" calcext:value-type="float">
            <text:p>455</text:p>
          </table:table-cell>
          <table:table-cell office:value-type="float" office:value="34.8823451037554" calcext:value-type="float">
            <text:p>34.8823451038</text:p>
          </table:table-cell>
          <table:table-cell office:value-type="float" office:value="0" calcext:value-type="float">
            <text:p>0</text:p>
          </table:table-cell>
          <table:table-cell office:value-type="float" office:value="26.6819643262137" calcext:value-type="float">
            <text:p>26.6819643262</text:p>
          </table:table-cell>
          <table:table-cell office:value-type="float" office:value="4.95075509959043" calcext:value-type="float">
            <text:p>4.950755099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office:value-type="float" office:value="475" calcext:value-type="float">
            <text:p>475</text:p>
          </table:table-cell>
          <table:table-cell office:value-type="float" office:value="34.6078345889698" calcext:value-type="float">
            <text:p>34.607834589</text:p>
          </table:table-cell>
          <table:table-cell office:value-type="float" office:value="0" calcext:value-type="float">
            <text:p>0</text:p>
          </table:table-cell>
          <table:table-cell office:value-type="float" office:value="26.672534624284" calcext:value-type="float">
            <text:p>26.6725346243</text:p>
          </table:table-cell>
          <table:table-cell office:value-type="float" office:value="4.9490054478652" calcext:value-type="float">
            <text:p>4.949005447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466" calcext:value-type="float">
            <text:p>466</text:p>
          </table:table-cell>
          <table:table-cell office:value-type="float" office:value="34.7386657549985" calcext:value-type="float">
            <text:p>34.738665755</text:p>
          </table:table-cell>
          <table:table-cell office:value-type="float" office:value="0" calcext:value-type="float">
            <text:p>0</text:p>
          </table:table-cell>
          <table:table-cell office:value-type="float" office:value="26.6686223656401" calcext:value-type="float">
            <text:p>26.6686223656</text:p>
          </table:table-cell>
          <table:table-cell office:value-type="float" office:value="4.94827954049964" calcext:value-type="float">
            <text:p>4.94827954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461" calcext:value-type="float">
            <text:p>461</text:p>
          </table:table-cell>
          <table:table-cell office:value-type="float" office:value="35.6150052646353" calcext:value-type="float">
            <text:p>35.6150052646</text:p>
          </table:table-cell>
          <table:table-cell office:value-type="float" office:value="0" calcext:value-type="float">
            <text:p>0</text:p>
          </table:table-cell>
          <table:table-cell office:value-type="float" office:value="26.6664888900741" calcext:value-type="float">
            <text:p>26.6664888901</text:p>
          </table:table-cell>
          <table:table-cell office:value-type="float" office:value="4.94788368077546" calcext:value-type="float">
            <text:p>4.947883680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4000" calcext:value-type="float">
            <text:p>4000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467" calcext:value-type="float">
            <text:p>467</text:p>
          </table:table-cell>
          <table:table-cell office:value-type="float" office:value="35.5990318829038" calcext:value-type="float">
            <text:p>35.5990318829</text:p>
          </table:table-cell>
          <table:table-cell office:value-type="float" office:value="0" calcext:value-type="float">
            <text:p>0</text:p>
          </table:table-cell>
          <table:table-cell office:value-type="float" office:value="26.6688001706803" calcext:value-type="float">
            <text:p>26.6688001707</text:p>
          </table:table-cell>
          <table:table-cell office:value-type="float" office:value="4.9483125316692" calcext:value-type="float">
            <text:p>4.948312531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4000" calcext:value-type="float">
            <text:p>24000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office:value-type="float" office:value="35.2149988592889" calcext:value-type="float">
            <text:p>35.2149988593</text:p>
          </table:table-cell>
          <table:table-cell office:value-type="float" office:value="0" calcext:value-type="float">
            <text:p>0</text:p>
          </table:table-cell>
          <table:table-cell office:value-type="float" office:value="159.898730803824" calcext:value-type="float">
            <text:p>159.8987308038</text:p>
          </table:table-cell>
          <table:table-cell office:value-type="float" office:value="29.6687098171158" calcext:value-type="float">
            <text:p>29.668709817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5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92" calcext:value-type="float">
            <text:p>292</text:p>
          </table:table-cell>
          <table:table-cell office:value-type="float" office:value="14" calcext:value-type="float">
            <text:p>14</text:p>
          </table:table-cell>
          <table:table-cell office:value-type="float" office:value="1224" calcext:value-type="float">
            <text:p>1224</text:p>
          </table:table-cell>
          <table:table-cell office:value-type="float" office:value="48.0110457086698" calcext:value-type="float">
            <text:p>48.0110457087</text:p>
          </table:table-cell>
          <table:table-cell office:value-type="float" office:value="0" calcext:value-type="float">
            <text:p>0</text:p>
          </table:table-cell>
          <table:table-cell office:value-type="float" office:value="27.4858173182638" calcext:value-type="float">
            <text:p>27.4858173183</text:p>
          </table:table-cell>
          <table:table-cell office:value-type="float" office:value="5.09990751022472" calcext:value-type="float">
            <text:p>5.099907510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93" calcext:value-type="float">
            <text:p>293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float" office:value="45.4448505773757" calcext:value-type="float">
            <text:p>45.4448505774</text:p>
          </table:table-cell>
          <table:table-cell office:value-type="float" office:value="0" calcext:value-type="float">
            <text:p>0</text:p>
          </table:table-cell>
          <table:table-cell office:value-type="float" office:value="27.4731312776105" calcext:value-type="float">
            <text:p>27.4731312776</text:p>
          </table:table-cell>
          <table:table-cell office:value-type="float" office:value="5.09755365502538" calcext:value-type="float">
            <text:p>5.09755365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1214" calcext:value-type="float">
            <text:p>1214</text:p>
          </table:table-cell>
          <table:table-cell office:value-type="float" office:value="41.3308837863407" calcext:value-type="float">
            <text:p>41.3308837863</text:p>
          </table:table-cell>
          <table:table-cell office:value-type="float" office:value="0" calcext:value-type="float">
            <text:p>0</text:p>
          </table:table-cell>
          <table:table-cell office:value-type="float" office:value="27.4689051993144" calcext:value-type="float">
            <text:p>27.4689051993</text:p>
          </table:table-cell>
          <table:table-cell office:value-type="float" office:value="5.09676951940403" calcext:value-type="float">
            <text:p>5.096769519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92" calcext:value-type="float">
            <text:p>292</text:p>
          </table:table-cell>
          <table:table-cell office:value-type="float" office:value="23" calcext:value-type="float">
            <text:p>23</text:p>
          </table:table-cell>
          <table:table-cell office:value-type="float" office:value="1223" calcext:value-type="float">
            <text:p>1223</text:p>
          </table:table-cell>
          <table:table-cell office:value-type="float" office:value="46.4323112321581" calcext:value-type="float">
            <text:p>46.4323112322</text:p>
          </table:table-cell>
          <table:table-cell office:value-type="float" office:value="0" calcext:value-type="float">
            <text:p>0</text:p>
          </table:table-cell>
          <table:table-cell office:value-type="float" office:value="27.4675470931095" calcext:value-type="float">
            <text:p>27.4675470931</text:p>
          </table:table-cell>
          <table:table-cell office:value-type="float" office:value="5.0965175270418" calcext:value-type="float">
            <text:p>5.09651752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42.2773121752083" calcext:value-type="float">
            <text:p>42.2773121752</text:p>
          </table:table-cell>
          <table:table-cell office:value-type="float" office:value="0" calcext:value-type="float">
            <text:p>0</text:p>
          </table:table-cell>
          <table:table-cell office:value-type="float" office:value="27.4689051993144" calcext:value-type="float">
            <text:p>27.4689051993</text:p>
          </table:table-cell>
          <table:table-cell office:value-type="float" office:value="5.09676951940403" calcext:value-type="float">
            <text:p>5.096769519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5000" calcext:value-type="float">
            <text:p>5000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1294" calcext:value-type="float">
            <text:p>1294</text:p>
          </table:table-cell>
          <table:table-cell office:value-type="float" office:value="42.8252904718697" calcext:value-type="float">
            <text:p>42.8252904719</text:p>
          </table:table-cell>
          <table:table-cell office:value-type="float" office:value="0" calcext:value-type="float">
            <text:p>0</text:p>
          </table:table-cell>
          <table:table-cell office:value-type="float" office:value="27.4717727534958" calcext:value-type="float">
            <text:p>27.4717727535</text:p>
          </table:table-cell>
          <table:table-cell office:value-type="float" office:value="5.09730158512129" calcext:value-type="float">
            <text:p>5.097301585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0000" calcext:value-type="float">
            <text:p>30000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1294" calcext:value-type="float">
            <text:p>1294</text:p>
          </table:table-cell>
          <table:table-cell office:value-type="float" office:value="44.4543878344111" calcext:value-type="float">
            <text:p>44.4543878344</text:p>
          </table:table-cell>
          <table:table-cell office:value-type="float" office:value="0" calcext:value-type="float">
            <text:p>0</text:p>
          </table:table-cell>
          <table:table-cell office:value-type="float" office:value="164.723840481433" calcext:value-type="float">
            <text:p>164.7238404814</text:p>
          </table:table-cell>
          <table:table-cell office:value-type="float" office:value="30.5639938393284" calcext:value-type="float">
            <text:p>30.563993839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6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 office:value-type="float" office:value="632" calcext:value-type="float">
            <text:p>632</text:p>
          </table:table-cell>
          <table:table-cell office:value-type="float" office:value="45.0790623670113" calcext:value-type="float">
            <text:p>45.079062367</text:p>
          </table:table-cell>
          <table:table-cell office:value-type="float" office:value="0" calcext:value-type="float">
            <text:p>0</text:p>
          </table:table-cell>
          <table:table-cell office:value-type="float" office:value="27.6282526511611" calcext:value-type="float">
            <text:p>27.6282526512</text:p>
          </table:table-cell>
          <table:table-cell office:value-type="float" office:value="5.1263359411334" calcext:value-type="float">
            <text:p>5.12633594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50" calcext:value-type="float">
            <text:p>350</text:p>
          </table:table-cell>
          <table:table-cell office:value-type="float" office:value="17" calcext:value-type="float">
            <text:p>17</text:p>
          </table:table-cell>
          <table:table-cell office:value-type="float" office:value="585" calcext:value-type="float">
            <text:p>585</text:p>
          </table:table-cell>
          <table:table-cell office:value-type="float" office:value="42.7005758886483" calcext:value-type="float">
            <text:p>42.7005758886</text:p>
          </table:table-cell>
          <table:table-cell office:value-type="float" office:value="0" calcext:value-type="float">
            <text:p>0</text:p>
          </table:table-cell>
          <table:table-cell office:value-type="float" office:value="27.6038479764079" calcext:value-type="float">
            <text:p>27.6038479764</text:p>
          </table:table-cell>
          <table:table-cell office:value-type="float" office:value="5.12180772999756" calcext:value-type="float">
            <text:p>5.1218077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665" calcext:value-type="float">
            <text:p>665</text:p>
          </table:table-cell>
          <table:table-cell office:value-type="float" office:value="43.4299992244865" calcext:value-type="float">
            <text:p>43.4299992245</text:p>
          </table:table-cell>
          <table:table-cell office:value-type="float" office:value="0" calcext:value-type="float">
            <text:p>0</text:p>
          </table:table-cell>
          <table:table-cell office:value-type="float" office:value="27.5821488332751" calcext:value-type="float">
            <text:p>27.5821488333</text:p>
          </table:table-cell>
          <table:table-cell office:value-type="float" office:value="5.11778152179909" calcext:value-type="float">
            <text:p>5.117781521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596" calcext:value-type="float">
            <text:p>596</text:p>
          </table:table-cell>
          <table:table-cell office:value-type="float" office:value="44.2504694636114" calcext:value-type="float">
            <text:p>44.2504694636</text:p>
          </table:table-cell>
          <table:table-cell office:value-type="float" office:value="0" calcext:value-type="float">
            <text:p>0</text:p>
          </table:table-cell>
          <table:table-cell office:value-type="float" office:value="27.564788738865" calcext:value-type="float">
            <text:p>27.5647887389</text:p>
          </table:table-cell>
          <table:table-cell office:value-type="float" office:value="5.11456041053159" calcext:value-type="float">
            <text:p>5.11456041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49" calcext:value-type="float">
            <text:p>349</text:p>
          </table:table-cell>
          <table:table-cell office:value-type="float" office:value="50" calcext:value-type="float">
            <text:p>50</text:p>
          </table:table-cell>
          <table:table-cell office:value-type="float" office:value="1224" calcext:value-type="float">
            <text:p>1224</text:p>
          </table:table-cell>
          <table:table-cell office:value-type="float" office:value="44.4537856455691" calcext:value-type="float">
            <text:p>44.4537856456</text:p>
          </table:table-cell>
          <table:table-cell office:value-type="float" office:value="0" calcext:value-type="float">
            <text:p>0</text:p>
          </table:table-cell>
          <table:table-cell office:value-type="float" office:value="27.5584583798382" calcext:value-type="float">
            <text:p>27.5584583798</text:p>
          </table:table-cell>
          <table:table-cell office:value-type="float" office:value="5.11338583219655" calcext:value-type="float">
            <text:p>5.113385832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6000" calcext:value-type="float">
            <text:p>6000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590" calcext:value-type="float">
            <text:p>590</text:p>
          </table:table-cell>
          <table:table-cell office:value-type="float" office:value="45.0462135034676" calcext:value-type="float">
            <text:p>45.0462135035</text:p>
          </table:table-cell>
          <table:table-cell office:value-type="float" office:value="0" calcext:value-type="float">
            <text:p>0</text:p>
          </table:table-cell>
          <table:table-cell office:value-type="float" office:value="27.5618764125462" calcext:value-type="float">
            <text:p>27.5618764125</text:p>
          </table:table-cell>
          <table:table-cell office:value-type="float" office:value="5.11402003748415" calcext:value-type="float">
            <text:p>5.11402003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6000" calcext:value-type="float">
            <text:p>36000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1224" calcext:value-type="float">
            <text:p>1224</text:p>
          </table:table-cell>
          <table:table-cell office:value-type="float" office:value="44.1891884451895" calcext:value-type="float">
            <text:p>44.1891884452</text:p>
          </table:table-cell>
          <table:table-cell office:value-type="float" office:value="0" calcext:value-type="float">
            <text:p>0</text:p>
          </table:table-cell>
          <table:table-cell office:value-type="float" office:value="165.275597058094" calcext:value-type="float">
            <text:p>165.2755970581</text:p>
          </table:table-cell>
          <table:table-cell office:value-type="float" office:value="30.6663705478886" calcext:value-type="float">
            <text:p>30.666370547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7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office:value-type="float" office:value="1325" calcext:value-type="float">
            <text:p>1325</text:p>
          </table:table-cell>
          <table:table-cell office:value-type="float" office:value="52.2928739733032" calcext:value-type="float">
            <text:p>52.2928739733</text:p>
          </table:table-cell>
          <table:table-cell office:value-type="float" office:value="0" calcext:value-type="float">
            <text:p>0</text:p>
          </table:table-cell>
          <table:table-cell office:value-type="float" office:value="27.7430989041476" calcext:value-type="float">
            <text:p>27.7430989041</text:p>
          </table:table-cell>
          <table:table-cell office:value-type="float" office:value="5.14764530448051" calcext:value-type="float">
            <text:p>5.147645304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office:value-type="float" office:value="1322" calcext:value-type="float">
            <text:p>1322</text:p>
          </table:table-cell>
          <table:table-cell office:value-type="float" office:value="53.4854838820968" calcext:value-type="float">
            <text:p>53.4854838821</text:p>
          </table:table-cell>
          <table:table-cell office:value-type="float" office:value="0" calcext:value-type="float">
            <text:p>0</text:p>
          </table:table-cell>
          <table:table-cell office:value-type="float" office:value="27.7315585135885" calcext:value-type="float">
            <text:p>27.7315585136</text:p>
          </table:table-cell>
          <table:table-cell office:value-type="float" office:value="5.14550402107598" calcext:value-type="float">
            <text:p>5.145504021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409" calcext:value-type="float">
            <text:p>409</text:p>
          </table:table-cell>
          <table:table-cell office:value-type="float" office:value="49" calcext:value-type="float">
            <text:p>49</text:p>
          </table:table-cell>
          <table:table-cell office:value-type="float" office:value="1330" calcext:value-type="float">
            <text:p>1330</text:p>
          </table:table-cell>
          <table:table-cell office:value-type="float" office:value="53.4763177154914" calcext:value-type="float">
            <text:p>53.4763177155</text:p>
          </table:table-cell>
          <table:table-cell office:value-type="float" office:value="0" calcext:value-type="float">
            <text:p>0</text:p>
          </table:table-cell>
          <table:table-cell office:value-type="float" office:value="27.7269450451949" calcext:value-type="float">
            <text:p>27.7269450452</text:p>
          </table:table-cell>
          <table:table-cell office:value-type="float" office:value="5.14464800643265" calcext:value-type="float">
            <text:p>5.144648006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407" calcext:value-type="float">
            <text:p>407</text:p>
          </table:table-cell>
          <table:table-cell office:value-type="float" office:value="7" calcext:value-type="float">
            <text:p>7</text:p>
          </table:table-cell>
          <table:table-cell office:value-type="float" office:value="1297" calcext:value-type="float">
            <text:p>1297</text:p>
          </table:table-cell>
          <table:table-cell office:value-type="float" office:value="49.5395114702827" calcext:value-type="float">
            <text:p>49.5395114703</text:p>
          </table:table-cell>
          <table:table-cell office:value-type="float" office:value="0" calcext:value-type="float">
            <text:p>0</text:p>
          </table:table-cell>
          <table:table-cell office:value-type="float" office:value="27.7246388865785" calcext:value-type="float">
            <text:p>27.7246388866</text:p>
          </table:table-cell>
          <table:table-cell office:value-type="float" office:value="5.14422010590812" calcext:value-type="float">
            <text:p>5.144220105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407" calcext:value-type="float">
            <text:p>407</text:p>
          </table:table-cell>
          <table:table-cell office:value-type="float" office:value="8" calcext:value-type="float">
            <text:p>8</text:p>
          </table:table-cell>
          <table:table-cell office:value-type="float" office:value="1446" calcext:value-type="float">
            <text:p>1446</text:p>
          </table:table-cell>
          <table:table-cell office:value-type="float" office:value="51.1878565077415" calcext:value-type="float">
            <text:p>51.1878565077</text:p>
          </table:table-cell>
          <table:table-cell office:value-type="float" office:value="0" calcext:value-type="float">
            <text:p>0</text:p>
          </table:table-cell>
          <table:table-cell office:value-type="float" office:value="27.7295811248703" calcext:value-type="float">
            <text:p>27.7295811249</text:p>
          </table:table-cell>
          <table:table-cell office:value-type="float" office:value="5.14513712277866" calcext:value-type="float">
            <text:p>5.14513712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7000" calcext:value-type="float">
            <text:p>7000</text:p>
          </table:table-cell>
          <table:table-cell office:value-type="float" office:value="409" calcext:value-type="float">
            <text:p>409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float" office:value="52.7382767737174" calcext:value-type="float">
            <text:p>52.7382767737</text:p>
          </table:table-cell>
          <table:table-cell office:value-type="float" office:value="0" calcext:value-type="float">
            <text:p>0</text:p>
          </table:table-cell>
          <table:table-cell office:value-type="float" office:value="27.7388113523067" calcext:value-type="float">
            <text:p>27.7388113523</text:p>
          </table:table-cell>
          <table:table-cell office:value-type="float" office:value="5.14684976263503" calcext:value-type="float">
            <text:p>5.14684976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2000" calcext:value-type="float">
            <text:p>42000</text:p>
          </table:table-cell>
          <table:table-cell office:value-type="float" office:value="408" calcext:value-type="float">
            <text:p>408</text:p>
          </table:table-cell>
          <table:table-cell office:value-type="float" office:value="7" calcext:value-type="float">
            <text:p>7</text:p>
          </table:table-cell>
          <table:table-cell office:value-type="float" office:value="1446" calcext:value-type="float">
            <text:p>1446</text:p>
          </table:table-cell>
          <table:table-cell office:value-type="float" office:value="52.1468096865715" calcext:value-type="float">
            <text:p>52.1468096866</text:p>
          </table:table-cell>
          <table:table-cell office:value-type="float" office:value="0" calcext:value-type="float">
            <text:p>0</text:p>
          </table:table-cell>
          <table:table-cell office:value-type="float" office:value="166.270125613121" calcext:value-type="float">
            <text:p>166.2701256131</text:p>
          </table:table-cell>
          <table:table-cell office:value-type="float" office:value="30.8509022133721" calcext:value-type="float">
            <text:p>30.850902213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8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66" calcext:value-type="float">
            <text:p>466</text:p>
          </table:table-cell>
          <table:table-cell office:value-type="float" office:value="10" calcext:value-type="float">
            <text:p>10</text:p>
          </table:table-cell>
          <table:table-cell office:value-type="float" office:value="1453" calcext:value-type="float">
            <text:p>1453</text:p>
          </table:table-cell>
          <table:table-cell office:value-type="float" office:value="72.575510121248" calcext:value-type="float">
            <text:p>72.5755101212</text:p>
          </table:table-cell>
          <table:table-cell office:value-type="float" office:value="0" calcext:value-type="float">
            <text:p>0</text:p>
          </table:table-cell>
          <table:table-cell office:value-type="float" office:value="27.8120600045195" calcext:value-type="float">
            <text:p>27.8120600045</text:p>
          </table:table-cell>
          <table:table-cell office:value-type="float" office:value="5.16044082115107" calcext:value-type="float">
            <text:p>5.160440821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67" calcext:value-type="float">
            <text:p>467</text:p>
          </table:table-cell>
          <table:table-cell office:value-type="float" office:value="24" calcext:value-type="float">
            <text:p>24</text:p>
          </table:table-cell>
          <table:table-cell office:value-type="float" office:value="1543" calcext:value-type="float">
            <text:p>1543</text:p>
          </table:table-cell>
          <table:table-cell office:value-type="float" office:value="68.8643288244175" calcext:value-type="float">
            <text:p>68.8643288244</text:p>
          </table:table-cell>
          <table:table-cell office:value-type="float" office:value="0" calcext:value-type="float">
            <text:p>0</text:p>
          </table:table-cell>
          <table:table-cell office:value-type="float" office:value="27.7932184546971" calcext:value-type="float">
            <text:p>27.7932184547</text:p>
          </table:table-cell>
          <table:table-cell office:value-type="float" office:value="5.15694483046137" calcext:value-type="float">
            <text:p>5.156944830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68" calcext:value-type="float">
            <text:p>468</text:p>
          </table:table-cell>
          <table:table-cell office:value-type="float" office:value="34" calcext:value-type="float">
            <text:p>34</text:p>
          </table:table-cell>
          <table:table-cell office:value-type="float" office:value="1475" calcext:value-type="float">
            <text:p>1475</text:p>
          </table:table-cell>
          <table:table-cell office:value-type="float" office:value="70.3545767424505" calcext:value-type="float">
            <text:p>70.3545767425</text:p>
          </table:table-cell>
          <table:table-cell office:value-type="float" office:value="0" calcext:value-type="float">
            <text:p>0</text:p>
          </table:table-cell>
          <table:table-cell office:value-type="float" office:value="27.7795139974026" calcext:value-type="float">
            <text:p>27.7795139974</text:p>
          </table:table-cell>
          <table:table-cell office:value-type="float" office:value="5.15440201123681" calcext:value-type="float">
            <text:p>5.154402011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65" calcext:value-type="float">
            <text:p>465</text:p>
          </table:table-cell>
          <table:table-cell office:value-type="float" office:value="37" calcext:value-type="float">
            <text:p>37</text:p>
          </table:table-cell>
          <table:table-cell office:value-type="float" office:value="1451" calcext:value-type="float">
            <text:p>1451</text:p>
          </table:table-cell>
          <table:table-cell office:value-type="float" office:value="60.1688654953703" calcext:value-type="float">
            <text:p>60.1688654954</text:p>
          </table:table-cell>
          <table:table-cell office:value-type="float" office:value="0" calcext:value-type="float">
            <text:p>0</text:p>
          </table:table-cell>
          <table:table-cell office:value-type="float" office:value="27.7712206840052" calcext:value-type="float">
            <text:p>27.771220684</text:p>
          </table:table-cell>
          <table:table-cell office:value-type="float" office:value="5.15286321285252" calcext:value-type="float">
            <text:p>5.152863212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65" calcext:value-type="float">
            <text:p>465</text:p>
          </table:table-cell>
          <table:table-cell office:value-type="float" office:value="44" calcext:value-type="float">
            <text:p>44</text:p>
          </table:table-cell>
          <table:table-cell office:value-type="float" office:value="1555" calcext:value-type="float">
            <text:p>1555</text:p>
          </table:table-cell>
          <table:table-cell office:value-type="float" office:value="60.4110252136094" calcext:value-type="float">
            <text:p>60.4110252136</text:p>
          </table:table-cell>
          <table:table-cell office:value-type="float" office:value="0" calcext:value-type="float">
            <text:p>0</text:p>
          </table:table-cell>
          <table:table-cell office:value-type="float" office:value="27.7721847683453" calcext:value-type="float">
            <text:p>27.7721847683</text:p>
          </table:table-cell>
          <table:table-cell office:value-type="float" office:value="5.15304209568906" calcext:value-type="float">
            <text:p>5.15304209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8000" calcext:value-type="float">
            <text:p>8000</text:p>
          </table:table-cell>
          <table:table-cell office:value-type="float" office:value="466" calcext:value-type="float">
            <text:p>466</text:p>
          </table:table-cell>
          <table:table-cell office:value-type="float" office:value="19" calcext:value-type="float">
            <text:p>19</text:p>
          </table:table-cell>
          <table:table-cell office:value-type="float" office:value="1474" calcext:value-type="float">
            <text:p>1474</text:p>
          </table:table-cell>
          <table:table-cell office:value-type="float" office:value="67.5352429956713" calcext:value-type="float">
            <text:p>67.5352429957</text:p>
          </table:table-cell>
          <table:table-cell office:value-type="float" office:value="0" calcext:value-type="float">
            <text:p>0</text:p>
          </table:table-cell>
          <table:table-cell office:value-type="float" office:value="27.7762346536304" calcext:value-type="float">
            <text:p>27.7762346536</text:p>
          </table:table-cell>
          <table:table-cell office:value-type="float" office:value="5.15379353924782" calcext:value-type="float">
            <text:p>5.153793539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8000" calcext:value-type="float">
            <text:p>48000</text:p>
          </table:table-cell>
          <table:table-cell office:value-type="float" office:value="466" calcext:value-type="float">
            <text:p>466</text:p>
          </table:table-cell>
          <table:table-cell office:value-type="float" office:value="10" calcext:value-type="float">
            <text:p>10</text:p>
          </table:table-cell>
          <table:table-cell office:value-type="float" office:value="1555" calcext:value-type="float">
            <text:p>1555</text:p>
          </table:table-cell>
          <table:table-cell office:value-type="float" office:value="66.8289087084694" calcext:value-type="float">
            <text:p>66.8289087085</text:p>
          </table:table-cell>
          <table:table-cell office:value-type="float" office:value="0" calcext:value-type="float">
            <text:p>0</text:p>
          </table:table-cell>
          <table:table-cell office:value-type="float" office:value="166.53598218065" calcext:value-type="float">
            <text:p>166.5359821807</text:p>
          </table:table-cell>
          <table:table-cell office:value-type="float" office:value="30.9002310686753" calcext:value-type="float">
            <text:p>30.900231068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9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21" calcext:value-type="float">
            <text:p>521</text:p>
          </table:table-cell>
          <table:table-cell office:value-type="float" office:value="14" calcext:value-type="float">
            <text:p>14</text:p>
          </table:table-cell>
          <table:table-cell office:value-type="float" office:value="1507" calcext:value-type="float">
            <text:p>1507</text:p>
          </table:table-cell>
          <table:table-cell office:value-type="float" office:value="67.6222836159208" calcext:value-type="float">
            <text:p>67.6222836159</text:p>
          </table:table-cell>
          <table:table-cell office:value-type="float" office:value="0" calcext:value-type="float">
            <text:p>0</text:p>
          </table:table-cell>
          <table:table-cell office:value-type="float" office:value="27.9970012100926" calcext:value-type="float">
            <text:p>27.9970012101</text:p>
          </table:table-cell>
          <table:table-cell office:value-type="float" office:value="5.1947560839039" calcext:value-type="float">
            <text:p>5.194756083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22" calcext:value-type="float">
            <text:p>522</text:p>
          </table:table-cell>
          <table:table-cell office:value-type="float" office:value="25" calcext:value-type="float">
            <text:p>25</text:p>
          </table:table-cell>
          <table:table-cell office:value-type="float" office:value="1526" calcext:value-type="float">
            <text:p>1526</text:p>
          </table:table-cell>
          <table:table-cell office:value-type="float" office:value="63.4523890238937" calcext:value-type="float">
            <text:p>63.4523890239</text:p>
          </table:table-cell>
          <table:table-cell office:value-type="float" office:value="0" calcext:value-type="float">
            <text:p>0</text:p>
          </table:table-cell>
          <table:table-cell office:value-type="float" office:value="27.9811593527025" calcext:value-type="float">
            <text:p>27.9811593527</text:p>
          </table:table-cell>
          <table:table-cell office:value-type="float" office:value="5.19181667677097" calcext:value-type="float">
            <text:p>5.191816676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office:value-type="float" office:value="1534" calcext:value-type="float">
            <text:p>1534</text:p>
          </table:table-cell>
          <table:table-cell office:value-type="float" office:value="61.6526855738587" calcext:value-type="float">
            <text:p>61.6526855739</text:p>
          </table:table-cell>
          <table:table-cell office:value-type="float" office:value="0" calcext:value-type="float">
            <text:p>0</text:p>
          </table:table-cell>
          <table:table-cell office:value-type="float" office:value="27.9715063588558" calcext:value-type="float">
            <text:p>27.9715063589</text:p>
          </table:table-cell>
          <table:table-cell office:value-type="float" office:value="5.19002559392832" calcext:value-type="float">
            <text:p>5.190025593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20" calcext:value-type="float">
            <text:p>520</text:p>
          </table:table-cell>
          <table:table-cell office:value-type="float" office:value="47" calcext:value-type="float">
            <text:p>47</text:p>
          </table:table-cell>
          <table:table-cell office:value-type="float" office:value="1531" calcext:value-type="float">
            <text:p>1531</text:p>
          </table:table-cell>
          <table:table-cell office:value-type="float" office:value="63.1906390848412" calcext:value-type="float">
            <text:p>63.1906390848</text:p>
          </table:table-cell>
          <table:table-cell office:value-type="float" office:value="0" calcext:value-type="float">
            <text:p>0</text:p>
          </table:table-cell>
          <table:table-cell office:value-type="float" office:value="27.970984765137" calcext:value-type="float">
            <text:p>27.9709847651</text:p>
          </table:table-cell>
          <table:table-cell office:value-type="float" office:value="5.18992881384377" calcext:value-type="float">
            <text:p>5.189928813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1530" calcext:value-type="float">
            <text:p>1530</text:p>
          </table:table-cell>
          <table:table-cell office:value-type="float" office:value="69.4275214708128" calcext:value-type="float">
            <text:p>69.4275214708</text:p>
          </table:table-cell>
          <table:table-cell office:value-type="float" office:value="0" calcext:value-type="float">
            <text:p>0</text:p>
          </table:table-cell>
          <table:table-cell office:value-type="float" office:value="27.9777670011564" calcext:value-type="float">
            <text:p>27.9777670012</text:p>
          </table:table-cell>
          <table:table-cell office:value-type="float" office:value="5.19118723654269" calcext:value-type="float">
            <text:p>5.19118723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9000" calcext:value-type="float">
            <text:p>9000</text:p>
          </table:table-cell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1632" calcext:value-type="float">
            <text:p>1632</text:p>
          </table:table-cell>
          <table:table-cell office:value-type="float" office:value="72.7466888559622" calcext:value-type="float">
            <text:p>72.746688856</text:p>
          </table:table-cell>
          <table:table-cell office:value-type="float" office:value="0" calcext:value-type="float">
            <text:p>0</text:p>
          </table:table-cell>
          <table:table-cell office:value-type="float" office:value="27.9924731350015" calcext:value-type="float">
            <text:p>27.992473135</text:p>
          </table:table-cell>
          <table:table-cell office:value-type="float" office:value="5.19391591372098" calcext:value-type="float">
            <text:p>5.193915913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4000" calcext:value-type="float">
            <text:p>54000</text:p>
          </table:table-cell>
          <table:table-cell office:value-type="float" office:value="521" calcext:value-type="float">
            <text:p>521</text:p>
          </table:table-cell>
          <table:table-cell office:value-type="float" office:value="7" calcext:value-type="float">
            <text:p>7</text:p>
          </table:table-cell>
          <table:table-cell office:value-type="float" office:value="1632" calcext:value-type="float">
            <text:p>1632</text:p>
          </table:table-cell>
          <table:table-cell office:value-type="float" office:value="66.4669447202472" calcext:value-type="float">
            <text:p>66.4669447202</text:p>
          </table:table-cell>
          <table:table-cell office:value-type="float" office:value="0" calcext:value-type="float">
            <text:p>0</text:p>
          </table:table-cell>
          <table:table-cell office:value-type="float" office:value="167.749270756642" calcext:value-type="float">
            <text:p>167.7492707566</text:p>
          </table:table-cell>
          <table:table-cell office:value-type="float" office:value="31.1253529724239" calcext:value-type="float">
            <text:p>31.12535297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100-1-100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httpUsers:HTTP_Request_flights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77" calcext:value-type="float">
            <text:p>577</text:p>
          </table:table-cell>
          <table:table-cell office:value-type="float" office:value="13" calcext:value-type="float">
            <text:p>13</text:p>
          </table:table-cell>
          <table:table-cell office:value-type="float" office:value="1561" calcext:value-type="float">
            <text:p>1561</text:p>
          </table:table-cell>
          <table:table-cell office:value-type="float" office:value="72.0214505873771" calcext:value-type="float">
            <text:p>72.0214505874</text:p>
          </table:table-cell>
          <table:table-cell office:value-type="float" office:value="0" calcext:value-type="float">
            <text:p>0</text:p>
          </table:table-cell>
          <table:table-cell office:value-type="float" office:value="28.1801273741757" calcext:value-type="float">
            <text:p>28.1801273742</text:p>
          </table:table-cell>
          <table:table-cell office:value-type="float" office:value="5.22873457138026" calcext:value-type="float">
            <text:p>5.228734571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chedule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80" calcext:value-type="float">
            <text:p>580</text:p>
          </table:table-cell>
          <table:table-cell office:value-type="float" office:value="25" calcext:value-type="float">
            <text:p>25</text:p>
          </table:table-cell>
          <table:table-cell office:value-type="float" office:value="1588" calcext:value-type="float">
            <text:p>1588</text:p>
          </table:table-cell>
          <table:table-cell office:value-type="float" office:value="80.2235755869804" calcext:value-type="float">
            <text:p>80.223575587</text:p>
          </table:table-cell>
          <table:table-cell office:value-type="float" office:value="0" calcext:value-type="float">
            <text:p>0</text:p>
          </table:table-cell>
          <table:table-cell office:value-type="float" office:value="28.1434867528608" calcext:value-type="float">
            <text:p>28.1434867529</text:p>
          </table:table-cell>
          <table:table-cell office:value-type="float" office:value="5.22193601859722" calcext:value-type="float">
            <text:p>5.221936018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customer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79" calcext:value-type="float">
            <text:p>579</text:p>
          </table:table-cell>
          <table:table-cell office:value-type="float" office:value="34" calcext:value-type="float">
            <text:p>34</text:p>
          </table:table-cell>
          <table:table-cell office:value-type="float" office:value="1525" calcext:value-type="float">
            <text:p>1525</text:p>
          </table:table-cell>
          <table:table-cell office:value-type="float" office:value="76.2702747654032" calcext:value-type="float">
            <text:p>76.2702747654</text:p>
          </table:table-cell>
          <table:table-cell office:value-type="float" office:value="0" calcext:value-type="float">
            <text:p>0</text:p>
          </table:table-cell>
          <table:table-cell office:value-type="float" office:value="28.1218802289121" calcext:value-type="float">
            <text:p>28.1218802289</text:p>
          </table:table-cell>
          <table:table-cell office:value-type="float" office:value="5.21792699559893" calcext:value-type="float">
            <text:p>5.217926995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airport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79" calcext:value-type="float">
            <text:p>579</text:p>
          </table:table-cell>
          <table:table-cell office:value-type="float" office:value="25" calcext:value-type="float">
            <text:p>25</text:p>
          </table:table-cell>
          <table:table-cell office:value-type="float" office:value="1589" calcext:value-type="float">
            <text:p>1589</text:p>
          </table:table-cell>
          <table:table-cell office:value-type="float" office:value="75.0642276304099" calcext:value-type="float">
            <text:p>75.0642276304</text:p>
          </table:table-cell>
          <table:table-cell office:value-type="float" office:value="0" calcext:value-type="float">
            <text:p>0</text:p>
          </table:table-cell>
          <table:table-cell office:value-type="float" office:value="28.1123143181639" calcext:value-type="float">
            <text:p>28.1123143182</text:p>
          </table:table-cell>
          <table:table-cell office:value-type="float" office:value="5.21615207075307" calcext:value-type="float">
            <text:p>5.216152070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seats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79" calcext:value-type="float">
            <text:p>579</text:p>
          </table:table-cell>
          <table:table-cell office:value-type="float" office:value="16" calcext:value-type="float">
            <text:p>16</text:p>
          </table:table-cell>
          <table:table-cell office:value-type="float" office:value="1565" calcext:value-type="float">
            <text:p>1565</text:p>
          </table:table-cell>
          <table:table-cell office:value-type="float" office:value="72.0758493582279" calcext:value-type="float">
            <text:p>72.0758493582</text:p>
          </table:table-cell>
          <table:table-cell office:value-type="float" office:value="0" calcext:value-type="float">
            <text:p>0</text:p>
          </table:table-cell>
          <table:table-cell office:value-type="float" office:value="28.1131836774856" calcext:value-type="float">
            <text:p>28.1131836775</text:p>
          </table:table-cell>
          <table:table-cell office:value-type="float" office:value="5.21631337765845" calcext:value-type="float">
            <text:p>5.216313377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httpUsers:HTTP_Request_ticket_collection</text:p>
          </table:table-cell>
          <table:table-cell office:value-type="float" office:value="10000" calcext:value-type="float">
            <text:p>10000</text:p>
          </table:table-cell>
          <table:table-cell office:value-type="float" office:value="577" calcext:value-type="float">
            <text:p>577</text:p>
          </table:table-cell>
          <table:table-cell office:value-type="float" office:value="12" calcext:value-type="float">
            <text:p>12</text:p>
          </table:table-cell>
          <table:table-cell office:value-type="float" office:value="1575" calcext:value-type="float">
            <text:p>1575</text:p>
          </table:table-cell>
          <table:table-cell office:value-type="float" office:value="71.5777230638134" calcext:value-type="float">
            <text:p>71.5777230638</text:p>
          </table:table-cell>
          <table:table-cell office:value-type="float" office:value="0" calcext:value-type="float">
            <text:p>0</text:p>
          </table:table-cell>
          <table:table-cell office:value-type="float" office:value="28.1256767740974" calcext:value-type="float">
            <text:p>28.1256767741</text:p>
          </table:table-cell>
          <table:table-cell office:value-type="float" office:value="5.21863143269385" calcext:value-type="float">
            <text:p>5.218631432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0000" calcext:value-type="float">
            <text:p>60000</text:p>
          </table:table-cell>
          <table:table-cell office:value-type="float" office:value="578" calcext:value-type="float">
            <text:p>578</text:p>
          </table:table-cell>
          <table:table-cell office:value-type="float" office:value="12" calcext:value-type="float">
            <text:p>12</text:p>
          </table:table-cell>
          <table:table-cell office:value-type="float" office:value="1589" calcext:value-type="float">
            <text:p>1589</text:p>
          </table:table-cell>
          <table:table-cell office:value-type="float" office:value="74.6089046722907" calcext:value-type="float">
            <text:p>74.6089046723</text:p>
          </table:table-cell>
          <table:table-cell office:value-type="float" office:value="0" calcext:value-type="float">
            <text:p>0</text:p>
          </table:table-cell>
          <table:table-cell office:value-type="float" office:value="168.566788971237" calcext:value-type="float">
            <text:p>168.5667889712</text:p>
          </table:table-cell>
          <table:table-cell office:value-type="float" office:value="31.2770409223975" calcext:value-type="float">
            <text:p>31.27704092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 table:number-rows-repeated="6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Mongo db result summery 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number of threads </text:p>
          </table:table-cell>
          <table:table-cell table:style-name="Default" office:value-type="string" calcext:value-type="string">
            <text:p>Throughput – without validation </text:p>
          </table:table-cell>
          <table:table-cell table:style-name="Default" office:value-type="string" calcext:value-type="string">
            <text:p>Throughput – with validation 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149.135016901969" calcext:value-type="float">
            <text:p>149.135016902</text:p>
          </table:table-cell>
          <table:table-cell office:value-type="float" office:value="142.976289765281" calcext:value-type="float">
            <text:p>142.9762897653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155.882620386849" calcext:value-type="float">
            <text:p>155.8826203868</text:p>
          </table:table-cell>
          <table:table-cell office:value-type="float" office:value="154.601321841302" calcext:value-type="float">
            <text:p>154.6013218413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161.310558672235" calcext:value-type="float">
            <text:p>161.3105586722</text:p>
          </table:table-cell>
          <table:table-cell office:value-type="float" office:value="156.342285376785" calcext:value-type="float">
            <text:p>156.3422853768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166.26601176332" calcext:value-type="float">
            <text:p>166.2660117633</text:p>
          </table:table-cell>
          <table:table-cell office:value-type="float" office:value="159.898730803824" calcext:value-type="float">
            <text:p>159.8987308038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office:value-type="float" office:value="169.445574081605" calcext:value-type="float">
            <text:p>169.4455740816</text:p>
          </table:table-cell>
          <table:table-cell office:value-type="float" office:value="164.723840481433" calcext:value-type="float">
            <text:p>164.7238404814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172.220787048997" calcext:value-type="float">
            <text:p>172.220787049</text:p>
          </table:table-cell>
          <table:table-cell office:value-type="float" office:value="165.275597058094" calcext:value-type="float">
            <text:p>165.2755970581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174.546905324927" calcext:value-type="float">
            <text:p>174.5469053249</text:p>
          </table:table-cell>
          <table:table-cell office:value-type="float" office:value="166.270125613121" calcext:value-type="float">
            <text:p>166.2701256131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177.340993479024" calcext:value-type="float">
            <text:p>177.340993479</text:p>
          </table:table-cell>
          <table:table-cell office:value-type="float" office:value="166.53598218065" calcext:value-type="float">
            <text:p>166.5359821807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78.953124223294" calcext:value-type="float">
            <text:p>178.9531242233</text:p>
          </table:table-cell>
          <table:table-cell office:value-type="float" office:value="167.749270756642" calcext:value-type="float">
            <text:p>167.7492707566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office:value-type="float" office:value="180.442444874833" calcext:value-type="float">
            <text:p>180.4424448748</text:p>
          </table:table-cell>
          <table:table-cell office:value-type="float" office:value="168.566788971237" calcext:value-type="float">
            <text:p>168.5667889712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0T10:28:57.636865129</meta:creation-date>
    <dc:date>2014-07-30T16:09:54.805732673</dc:date>
    <meta:editing-duration>PT5H39M40S</meta:editing-duration>
    <meta:editing-cycles>33</meta:editing-cycles>
    <meta:generator>LibreOffice/4.2.4.2$Linux_x86 LibreOffice_project/420m0$Build-2</meta:generator>
    <meta:document-statistic meta:table-count="1" meta:cell-count="14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2cm" svg:y="3.504cm" style:legend-expansion="high" chart:style-name="ch2"/>
        <chart:plot-area chart:style-name="ch3" table:cell-range-address="Sheet1.A218:Sheet1.C229" chart:data-source-has-labels="row" svg:x="0.77cm" svg:y="0.855cm" svg:width="8.483cm" svg:height="7.545cm">
          <chartooo:coordinate-region svg:x="1.577cm" svg:y="1.054cm" svg:width="7.48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0:Sheet1.A229" chart:label-cell-address="Sheet1.A218:Sheet1.A219" chart:class="chart:line">
            <chart:data-point chart:repeated="10"/>
          </chart:series>
          <chart:series chart:style-name="ch7" chart:values-cell-range-address="Sheet1.B220:Sheet1.B229" chart:label-cell-address="Sheet1.B218:Sheet1.B219" chart:class="chart:line">
            <chart:data-point chart:repeated="10"/>
          </chart:series>
          <chart:series chart:style-name="ch8" chart:values-cell-range-address="Sheet1.C220:Sheet1.C229" chart:label-cell-address="Sheet1.C218:Sheet1.C21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threads </text:p>
                <text:list>
                  <text:list-item>
                    <text:p>number of threads </text:p>
                  </text:list-item>
                  <text:list-item>
                    <text:p/>
                  </text:list-item>
                </text:list>
                <draw:g>
                  <svg:desc>Sheet1.A218:Sheet1.A219</svg:desc>
                </draw:g>
              </table:table-cell>
              <table:table-cell office:value-type="string">
                <text:p>Throughput – without validation </text:p>
                <text:list>
                  <text:list-item>
                    <text:p>Throughput – without validation </text:p>
                  </text:list-item>
                  <text:list-item>
                    <text:p/>
                  </text:list-item>
                </text:list>
                <draw:g>
                  <svg:desc>Sheet1.B218:Sheet1.B219</svg:desc>
                </draw:g>
              </table:table-cell>
              <table:table-cell office:value-type="string">
                <text:p>Throughput – with validation </text:p>
                <text:list>
                  <text:list-item>
                    <text:p>Throughput – with validation </text:p>
                  </text:list-item>
                  <text:list-item>
                    <text:p/>
                  </text:list-item>
                </text:list>
                <draw:g>
                  <svg:desc>Sheet1.C218:Sheet1.C2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20:Sheet1.A229</svg:desc>
                </draw:g>
              </table:table-cell>
              <table:table-cell office:value-type="float" office:value="149.135016901969">
                <text:p>149.135016901969</text:p>
                <draw:g>
                  <svg:desc>Sheet1.B220:Sheet1.B229</svg:desc>
                </draw:g>
              </table:table-cell>
              <table:table-cell office:value-type="float" office:value="142.976289765281">
                <text:p>142.976289765281</text:p>
                <draw:g>
                  <svg:desc>Sheet1.C220:Sheet1.C2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5.882620386849">
                <text:p>155.882620386849</text:p>
              </table:table-cell>
              <table:table-cell office:value-type="float" office:value="154.601321841302">
                <text:p>154.601321841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61.310558672235">
                <text:p>161.310558672235</text:p>
              </table:table-cell>
              <table:table-cell office:value-type="float" office:value="156.342285376785">
                <text:p>156.342285376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6.26601176332">
                <text:p>166.26601176332</text:p>
              </table:table-cell>
              <table:table-cell office:value-type="float" office:value="159.898730803824">
                <text:p>159.898730803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69.445574081605">
                <text:p>169.445574081605</text:p>
              </table:table-cell>
              <table:table-cell office:value-type="float" office:value="164.723840481433">
                <text:p>164.723840481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72.220787048997">
                <text:p>172.220787048997</text:p>
              </table:table-cell>
              <table:table-cell office:value-type="float" office:value="165.275597058094">
                <text:p>165.275597058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74.546905324927">
                <text:p>174.546905324927</text:p>
              </table:table-cell>
              <table:table-cell office:value-type="float" office:value="166.270125613121">
                <text:p>166.270125613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77.340993479024">
                <text:p>177.340993479024</text:p>
              </table:table-cell>
              <table:table-cell office:value-type="float" office:value="166.53598218065">
                <text:p>166.53598218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78.953124223294">
                <text:p>178.953124223294</text:p>
              </table:table-cell>
              <table:table-cell office:value-type="float" office:value="167.749270756642">
                <text:p>167.749270756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80.442444874833">
                <text:p>180.442444874833</text:p>
              </table:table-cell>
              <table:table-cell office:value-type="float" office:value="168.566788971237">
                <text:p>168.566788971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